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85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2.974cm"/>
    </style:style>
    <style:style style:name="co14" style:family="table-column">
      <style:table-column-properties fo:break-before="auto" style:column-width="3.268cm"/>
    </style:style>
    <style:style style:name="co15" style:family="table-column">
      <style:table-column-properties fo:break-before="auto" style:column-width="0.453cm"/>
    </style:style>
    <style:style style:name="co16" style:family="table-column">
      <style:table-column-properties fo:break-before="auto" style:column-width="2.387cm"/>
    </style:style>
    <style:style style:name="co17" style:family="table-column">
      <style:table-column-properties fo:break-before="auto" style:column-width="1.831cm"/>
    </style:style>
    <style:style style:name="co18" style:family="table-column">
      <style:table-column-properties fo:break-before="auto" style:column-width="1.473cm"/>
    </style:style>
    <style:style style:name="co19" style:family="table-column">
      <style:table-column-properties fo:break-before="auto" style:column-width="1.734cm"/>
    </style:style>
    <style:style style:name="co20" style:family="table-column">
      <style:table-column-properties fo:break-before="auto" style:column-width="1.995cm"/>
    </style:style>
    <style:style style:name="co21" style:family="table-column">
      <style:table-column-properties fo:break-before="auto" style:column-width="1.344cm"/>
    </style:style>
    <style:style style:name="co22" style:family="table-column">
      <style:table-column-properties fo:break-before="auto" style:column-width="2.152cm"/>
    </style:style>
    <style:style style:name="co23" style:family="table-column">
      <style:table-column-properties fo:break-before="auto" style:column-width="3.07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3f3f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2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2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2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2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ackground-color="#ccad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order-bottom="none" fo:background-color="#ccad3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2a6099"/>
    </style:style>
    <style:style style:name="ce56" style:family="table-cell" style:parent-style-name="Default">
      <style:table-cell-properties fo:background-color="#2a6099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/>
    </style:style>
    <style:style style:name="ce60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a933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6" table:default-cell-style-name="ce55"/>
        <table:table-column table:style-name="co17" table:default-cell-style-name="ce59"/>
        <table:table-column table:style-name="co18" table:default-cell-style-name="ce61"/>
        <table:table-column table:style-name="co19" table:default-cell-style-name="ce59"/>
        <table:table-column table:style-name="co19" table:default-cell-style-name="ce61"/>
        <table:table-column table:style-name="co17" table:default-cell-style-name="ce59"/>
        <table:table-column table:style-name="co18" table:default-cell-style-name="ce61"/>
        <table:table-column table:style-name="co19" table:default-cell-style-name="ce59"/>
        <table:table-column table:style-name="co19" table:default-cell-style-name="ce61"/>
        <table:table-column table:style-name="co17" table:default-cell-style-name="ce59"/>
        <table:table-column table:style-name="co20" table:default-cell-style-name="ce61"/>
        <table:table-column table:style-name="co19" table:default-cell-style-name="ce59"/>
        <table:table-column table:style-name="co19" table:default-cell-style-name="ce61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ce55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ce55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ce55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warven Unit Type Infantry</text:p>
          </table:table-cell>
          <table:covered-table-cell table:number-columns-repeated="7" table:style-name="ce8"/>
          <table:covered-table-cell table:style-name="ce20"/>
          <table:table-cell/>
          <table:table-cell table:style-name="ce29" office:value-type="string" calcext:value-type="string" table:number-columns-spanned="3" table:number-rows-spanned="1">
            <text:p>Infantry</text:p>
          </table:table-cell>
          <table:covered-table-cell table:style-name="ce8"/>
          <table:covered-table-cell table:style-name="ce20"/>
          <table:table-cell table:style-name="ce29" office:value-type="string" calcext:value-type="string" table:number-columns-spanned="3" table:number-rows-spanned="1">
            <text:p>Cavalry</text:p>
          </table:table-cell>
          <table:covered-table-cell table:style-name="ce8"/>
          <table:covered-table-cell table:style-name="ce20"/>
          <table:table-cell table:style-name="ce29" office:value-type="string" calcext:value-type="string" table:number-columns-spanned="3" table:number-rows-spanned="1">
            <text:p>Artillery</text:p>
          </table:table-cell>
          <table:covered-table-cell table:style-name="ce8"/>
          <table:covered-table-cell table:style-name="ce20"/>
          <table:table-cell table:style-name="ce47" office:value-type="string" calcext:value-type="string">
            <text:p>Morale</text:p>
          </table:table-cell>
          <table:table-cell table:style-name="ce47" office:value-type="string" calcext:value-type="string">
            <text:p>Mil Tactics</text:p>
          </table:table-cell>
          <table:table-cell/>
          <table:table-cell table:style-name="ce48" office:value-type="string" calcext:value-type="string" table:number-columns-spanned="106" table:number-rows-spanned="1">
            <text:p>Dwarfen</text:p>
          </table:table-cell>
          <table:covered-table-cell table:number-columns-repeated="4" table:style-name="ce48"/>
          <table:covered-table-cell/>
          <table:covered-table-cell table:number-columns-repeated="13" table:style-name="Default"/>
          <table:covered-table-cell table:number-columns-repeated="12"/>
          <table:covered-table-cell table:style-name="Default"/>
          <table:covered-table-cell table:number-columns-repeated="24"/>
          <table:covered-table-cell table:style-name="Default"/>
          <table:covered-table-cell table:number-columns-repeated="24"/>
          <table:covered-table-cell table:style-name="Default"/>
          <table:covered-table-cell table:number-columns-repeated="24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Mil Tech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1">
            <text:p>Fire</text:p>
          </table:table-cell>
          <table:covered-table-cell table:style-name="ce20"/>
          <table:table-cell table:style-name="ce21" office:value-type="string" calcext:value-type="string" table:number-columns-spanned="2" table:number-rows-spanned="1">
            <text:p>Shock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Morale</text:p>
          </table:table-cell>
          <table:covered-table-cell table:style-name="ce20"/>
          <table:table-cell table:style-name="ce25" office:value-type="string" calcext:value-type="string" table:number-columns-spanned="1" table:number-rows-spanned="2">
            <text:p>Total pips</text:p>
          </table:table-cell>
          <table:table-cell/>
          <table:table-cell table:style-name="ce30" office:value-type="string" calcext:value-type="string">
            <text:p>Tech</text:p>
          </table:table-cell>
          <table:table-cell table:style-name="ce33" office:value-type="string" calcext:value-type="string">
            <text:p>Fire Modifier</text:p>
          </table:table-cell>
          <table:table-cell table:style-name="ce37" office:value-type="string" calcext:value-type="string">
            <text:p>Shock Modifier</text:p>
          </table:table-cell>
          <table:table-cell table:style-name="ce30" office:value-type="string" calcext:value-type="string">
            <text:p>Tech</text:p>
          </table:table-cell>
          <table:table-cell table:style-name="ce41" office:value-type="string" calcext:value-type="string">
            <text:p>Fire Modifier</text:p>
          </table:table-cell>
          <table:table-cell table:style-name="ce43" office:value-type="string" calcext:value-type="string">
            <text:p>Shock Modifier</text:p>
          </table:table-cell>
          <table:table-cell table:style-name="ce30" office:value-type="string" calcext:value-type="string">
            <text:p>Tech</text:p>
          </table:table-cell>
          <table:table-cell table:style-name="ce41" office:value-type="string" calcext:value-type="string">
            <text:p>Fire Modifier</text:p>
          </table:table-cell>
          <table:table-cell table:style-name="ce43" office:value-type="string" calcext:value-type="string">
            <text:p>Shock Modifier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8" office:value-type="string" calcext:value-type="string">
            <text:p>Racial Modifiers</text:p>
          </table:table-cell>
          <table:table-cell table:style-name="ce48" office:value-type="string" calcext:value-type="string" table:number-columns-spanned="3" table:number-rows-spanned="1">
            <text:p>Country modifiers excluding racial ones</text:p>
          </table:table-cell>
          <table:covered-table-cell table:number-columns-repeated="2" table:style-name="ce48"/>
          <table:table-cell table:style-name="ce48" office:value-type="string" calcext:value-type="string">
            <text:p>Real</text:p>
          </table:table-cell>
          <table:table-cell/>
          <table:table-cell table:style-name="ce50" office:value-type="string" calcext:value-type="string" table:number-columns-spanned="25" table:number-rows-spanned="1">
            <text:p>Infantry vs Infantry</text:p>
          </table:table-cell>
          <table:covered-table-cell table:number-columns-repeated="2" table:style-name="ce56"/>
          <table:covered-table-cell table:number-columns-repeated="10" table:style-name="Default"/>
          <table:covered-table-cell table:number-columns-repeated="12"/>
          <table:table-cell table:style-name="ce54" office:value-type="string" calcext:value-type="string" table:number-columns-spanned="25" table:number-rows-spanned="1">
            <text:p>Cavalry vs Cavalry</text:p>
          </table:table-cell>
          <table:covered-table-cell table:number-columns-repeated="2" table:style-name="ce56"/>
          <table:covered-table-cell table:number-columns-repeated="22"/>
          <table:table-cell table:style-name="ce50" office:value-type="string" calcext:value-type="string" table:number-columns-spanned="25" table:number-rows-spanned="1">
            <text:p>Artillery <text:s/>vs Infantry</text:p>
          </table:table-cell>
          <table:covered-table-cell table:number-columns-repeated="2" table:style-name="ce56"/>
          <table:covered-table-cell table:number-columns-repeated="22"/>
          <table:table-cell table:style-name="ce54" office:value-type="string" calcext:value-type="string" table:number-columns-spanned="25" table:number-rows-spanned="1">
            <text:p>Artillery vs Cavalry</text:p>
          </table:table-cell>
          <table:covered-table-cell table:number-columns-repeated="2" table:style-name="ce56"/>
          <table:covered-table-cell table:number-columns-repeated="22"/>
          <table:table-cell table:number-columns-repeated="4"/>
        </table:table-row>
        <table:table-row table:style-name="ro2">
          <table:covered-table-cell table:style-name="ce3"/>
          <table:covered-table-cell table:style-name="ce10"/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covered-table-cell table:style-name="ce10"/>
          <table:table-cell/>
          <table:table-cell table:style-name="ce31" office:value-type="string" calcext:value-type="string">
            <text:p>Tech 1</text:p>
          </table:table-cell>
          <table:table-cell table:style-name="ce34" office:value-type="float" office:value="0.35" calcext:value-type="float">
            <text:p>0,35</text:p>
          </table:table-cell>
          <table:table-cell table:style-name="ce38" office:value-type="float" office:value="0.3" calcext:value-type="float">
            <text:p>0,30</text:p>
          </table:table-cell>
          <table:table-cell table:style-name="ce31" office:value-type="string" calcext:value-type="string">
            <text:p>Tech 1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0.8" calcext:value-type="float">
            <text:p>0,80</text:p>
          </table:table-cell>
          <table:table-cell table:style-name="ce31" office:value-type="string" calcext:value-type="string">
            <text:p>Tech 1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7" table:number-columns-repeated="2"/>
          <table:table-cell table:style-name="ce47" office:value-type="string" calcext:value-type="string">
            <text:p>Dice Roll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formula="of:=[.Z3]+[.W3]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number-columns-repeated="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hieldwalls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4:.H4])" office:value-type="float" office:value="3" calcext:value-type="float">
            <text:p>3</text:p>
          </table:table-cell>
          <table:table-cell/>
          <table:table-cell table:style-name="ce31" office:value-type="string" calcext:value-type="string">
            <text:p>Tech 2</text:p>
          </table:table-cell>
          <table:table-cell table:style-name="ce35" office:value-type="float" office:value="0.35" calcext:value-type="float">
            <text:p>0,35</text:p>
          </table:table-cell>
          <table:table-cell table:style-name="ce39" office:value-type="float" office:value="0.5" calcext:value-type="float">
            <text:p>0,50</text:p>
          </table:table-cell>
          <table:table-cell table:style-name="ce31" office:value-type="string" calcext:value-type="string">
            <text:p>Tech 2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" calcext:value-type="float">
            <text:p>1,00</text:p>
          </table:table-cell>
          <table:table-cell table:style-name="ce31" office:value-type="string" calcext:value-type="string">
            <text:p>Tech 2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7" table:number-columns-repeated="2"/>
          <table:table-cell table:style-name="ce47" office:value-type="string" calcext:value-type="string">
            <text:p>Roll Bonus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Z4]+[.W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 table:style-name="Default"/>
          <table:covered-table-cell table:style-name="ce62" office:value-type="string" calcext:value-type="string">
            <text:p>Fire</text:p>
          </table:covered-table-cell>
          <table:covered-table-cell table:number-columns-repeated="3" table:style-name="Default"/>
          <table:covered-table-cell table:style-name="ce62" office:value-type="string" calcext:value-type="string">
            <text:p>Fire</text:p>
          </table:covered-table-cell>
          <table:covered-table-cell table:number-columns-repeated="3" table:style-name="Default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number-columns-repeated="4"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>
            <text:p>Massed Clockwork Bow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5:.H5])" office:value-type="float" office:value="4" calcext:value-type="float">
            <text:p>4</text:p>
          </table:table-cell>
          <table:table-cell/>
          <table:table-cell table:style-name="ce31" office:value-type="string" calcext:value-type="string">
            <text:p>Tech 3</text:p>
          </table:table-cell>
          <table:table-cell table:style-name="ce35" office:value-type="float" office:value="0.35" calcext:value-type="float">
            <text:p>0,35</text:p>
          </table:table-cell>
          <table:table-cell table:style-name="ce39" office:value-type="float" office:value="0.5" calcext:value-type="float">
            <text:p>0,50</text:p>
          </table:table-cell>
          <table:table-cell table:style-name="ce31" office:value-type="string" calcext:value-type="string">
            <text:p>Tech 3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" calcext:value-type="float">
            <text:p>1,00</text:p>
          </table:table-cell>
          <table:table-cell table:style-name="ce31" office:value-type="string" calcext:value-type="string">
            <text:p>Tech 3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ce47" office:value-type="string" calcext:value-type="string">
            <text:p>Terrain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Technology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12" office:value-type="string" calcext:value-type="string">
            <text:p>Tortoise Formatio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6:.H6])" office:value-type="float" office:value="4" calcext:value-type="float">
            <text:p>4</text:p>
          </table:table-cell>
          <table:table-cell/>
          <table:table-cell table:style-name="ce31" office:value-type="string" calcext:value-type="string">
            <text:p>Tech 4</text:p>
          </table:table-cell>
          <table:table-cell table:style-name="ce35" office:value-type="float" office:value="0.35" calcext:value-type="float">
            <text:p>0,35</text:p>
          </table:table-cell>
          <table:table-cell table:style-name="ce39" office:value-type="float" office:value="0.5" calcext:value-type="float">
            <text:p>0,50</text:p>
          </table:table-cell>
          <table:table-cell table:style-name="ce31" office:value-type="string" calcext:value-type="string">
            <text:p>Tech 4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" calcext:value-type="float">
            <text:p>1,00</text:p>
          </table:table-cell>
          <table:table-cell table:style-name="ce31" office:value-type="string" calcext:value-type="string">
            <text:p>Tech 4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/>
          <table:table-cell table:style-name="ce47" table:number-columns-repeated="2"/>
          <table:table-cell table:style-name="ce53" office:value-type="string" calcext:value-type="string">
            <text:p>Morale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6]+[.W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$T3]*(1+[.$AA$6])" office:value-type="float" office:value="2" calcext:value-type="float">
            <text:p>2</text:p>
          </table:table-cell>
          <table:table-cell table:formula="of:=FLOOR((15+5*([.$AA$3]+[.$AA$4]+MAX(0;[.$AA$18]-[.$AA$56])+[.$C$4]-[.$D$27]-[.$AA$5]))*(([.$AD6]/1000)*([.$L3]/[.$U3])*(1+[.$AA$8])+(1+[.$AA$7])*(1+[.AD$3]))*(1+[.$AA$11])*(1+[.$AA$50]))" office:value-type="float" office:value="102" calcext:value-type="float">
            <text:p>102</text:p>
          </table:table-cell>
          <table:table-cell table:formula="of:=ROUND((15+5*([.$AA$3]+[.$AA$4]+MAX(0;[.$AA$18]-[.$AA$56])+[.$C$4]+[.$G$4]-[.$D$27]-[.$H$27]-[.$AA$5]))*(([.$AD6]/1000)*([.$L3]/[.$U3])*(1+[.$AA$8])+(1+[.$AA$7])*(1+[.AD$3]))*(1+[.$AA$15])*(1+[.$AA$54])*([.$AE6]/540)+([.$AE6]/100);2)" office:value-type="float" office:value="0.42" calcext:value-type="float">
            <text:p>0,42</text:p>
          </table:table-cell>
          <table:table-cell table:formula="of:=[.$AD6]-[.$AF44]" office:value-type="float" office:value="903" calcext:value-type="float">
            <text:p>903</text:p>
          </table:table-cell>
          <table:table-cell table:formula="of:=[.$AE6]-[.$AG44]" office:value-type="float" office:value="1.58" calcext:value-type="float">
            <text:p>1,58</text:p>
          </table:table-cell>
          <table:table-cell table:formula="of:=FLOOR((15+5*([.$AA$3]+[.$AA$4]+MAX(0;[.$AA$18]-[.$AA$56])+[.$C$4]-[.$D$27]-[.$AA$5]))*(([.$AH6]/1000)*([.$L3]/[.$U3])*(1+[.$AA$8])+(1+[.$AA$7])*(1+[.AH$3]))*(1+[.$AA$11])*(1+[.$AA$50]))" office:value-type="float" office:value="138" calcext:value-type="float">
            <text:p>138</text:p>
          </table:table-cell>
          <table:table-cell table:formula="of:=ROUND((15+5*([.$AA$3]+[.$AA$4]+MAX(0;[.$AA$18]-[.$AA$56])+[.$C$4]+[.$G$4]-[.$D$27]-[.$H$27]-[.$AA$5]))*(([.$AH6]/1000)*([.$L3]/[.$U3])*(1+[.$AA$8])+(1+[.$AA$7])*(1+[.AH$3]))*(1+[.$AA$15])*(1+[.$AA$54])*([.$AI6]/540)+([.$AI6]/100);2)" office:value-type="float" office:value="0.44" calcext:value-type="float">
            <text:p>0,44</text:p>
          </table:table-cell>
          <table:table-cell table:formula="of:=[.$AH6]-[.$AJ44]" office:value-type="float" office:value="773" calcext:value-type="float">
            <text:p>773</text:p>
          </table:table-cell>
          <table:table-cell table:formula="of:=[.$AI6]-[.$AK44]" office:value-type="float" office:value="1.14" calcext:value-type="float">
            <text:p>1,14</text:p>
          </table:table-cell>
          <table:table-cell table:formula="of:=FLOOR((15+5*([.$AA$3]+[.$AA$4]+MAX(0;[.$AA$18]-[.$AA$56])+[.$C$4]-[.$D$27]-[.$AA$5]))*(([.$AL6]/1000)*([.$L3]/[.$U3])*(1+[.$AA$8])+(1+[.$AA$7])*(1+[.AL$3]))*(1+[.$AA$11])*(1+[.$AA$50]))" office:value-type="float" office:value="172" calcext:value-type="float">
            <text:p>172</text:p>
          </table:table-cell>
          <table:table-cell table:formula="of:=ROUND((15+5*([.$AA$3]+[.$AA$4]+MAX(0;[.$AA$18]-[.$AA$56])+[.$C$4]+[.$G$4]-[.$D$27]-[.$H$27]-[.$AA$5]))*(([.$AL6]/1000)*([.$L3]/[.$U3])*(1+[.$AA$8])+(1+[.$AA$7])*(1+[.AL$3]))*(1+[.$AA$15])*(1+[.$AA$54])*([.$AM6]/540)+([.$AM6]/100);2)" office:value-type="float" office:value="0.39" calcext:value-type="float">
            <text:p>0,39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11" office:value-type="string" calcext:value-type="string">
            <text:p>Remnant Harquebusier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7:.H7])" office:value-type="float" office:value="6" calcext:value-type="float">
            <text:p>6</text:p>
          </table:table-cell>
          <table:table-cell/>
          <table:table-cell table:style-name="ce31" office:value-type="string" calcext:value-type="string">
            <text:p>Tech 5</text:p>
          </table:table-cell>
          <table:table-cell table:style-name="ce35" office:value-type="float" office:value="0.35" calcext:value-type="float">
            <text:p>0,35</text:p>
          </table:table-cell>
          <table:table-cell table:style-name="ce39" office:value-type="float" office:value="0.65" calcext:value-type="float">
            <text:p>0,65</text:p>
          </table:table-cell>
          <table:table-cell table:style-name="ce31" office:value-type="string" calcext:value-type="string">
            <text:p>Tech 5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.2" calcext:value-type="float">
            <text:p>1,20</text:p>
          </table:table-cell>
          <table:table-cell table:style-name="ce31" office:value-type="string" calcext:value-type="string">
            <text:p>Tech 5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/>
          <table:table-cell table:style-name="ce47" table:number-columns-repeated="2"/>
          <table:table-cell table:style-name="ce50" office:value-type="string" calcext:value-type="string">
            <text:p>Discipline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7]+[.W7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$T4]*(1+[.$AA$6])" office:value-type="float" office:value="2" calcext:value-type="float">
            <text:p>2</text:p>
          </table:table-cell>
          <table:table-cell table:formula="of:=FLOOR((15+5*([.$AA$3]+[.$AA$4]+MAX(0;[.$AA$18]-[.$AA$56])+[.$C$4]-[.$D$27]-[.$AA$5]))*(([.$AD7]/1000)*([.$L4]/[.$U4])*(1+[.$AA$8])+(1+[.$AA$7])*(1+[.AD$3]))*(1+[.$AA$11])*(1+[.$AA$50]))" office:value-type="float" office:value="102" calcext:value-type="float">
            <text:p>102</text:p>
          </table:table-cell>
          <table:table-cell table:formula="of:=ROUND((15+5*([.$AA$3]+[.$AA$4]+MAX(0;[.$AA$18]-[.$AA$56])+[.$C$4]+[.$G$4]-[.$D$27]-[.$H$27]-[.$AA$5]))*(([.$AD7]/1000)*([.$L4]/[.$U4])*(1+[.$AA$8])+(1+[.$AA$7])*(1+[.AD$3]))*(1+[.$AA$15])*(1+[.$AA$54])*([.$AE7]/540)+([.$AE7]/100);2)" office:value-type="float" office:value="0.42" calcext:value-type="float">
            <text:p>0,42</text:p>
          </table:table-cell>
          <table:table-cell table:formula="of:=[.$AD7]-[.$AF45]" office:value-type="float" office:value="903" calcext:value-type="float">
            <text:p>903</text:p>
          </table:table-cell>
          <table:table-cell table:formula="of:=[.$AE7]-[.$AG45]" office:value-type="float" office:value="1.58" calcext:value-type="float">
            <text:p>1,58</text:p>
          </table:table-cell>
          <table:table-cell table:formula="of:=FLOOR((15+5*([.$AA$3]+[.$AA$4]+MAX(0;[.$AA$18]-[.$AA$56])+[.$C$4]-[.$D$27]-[.$AA$5]))*(([.$AH7]/1000)*([.$L4]/[.$U4])*(1+[.$AA$8])+(1+[.$AA$7])*(1+[.AH$3]))*(1+[.$AA$11])*(1+[.$AA$50]))" office:value-type="float" office:value="138" calcext:value-type="float">
            <text:p>138</text:p>
          </table:table-cell>
          <table:table-cell table:formula="of:=ROUND((15+5*([.$AA$3]+[.$AA$4]+MAX(0;[.$AA$18]-[.$AA$56])+[.$C$4]+[.$G$4]-[.$D$27]-[.$H$27]-[.$AA$5]))*(([.$AH7]/1000)*([.$L4]/[.$U4])*(1+[.$AA$8])+(1+[.$AA$7])*(1+[.AH$3]))*(1+[.$AA$15])*(1+[.$AA$54])*([.$AI7]/540)+([.$AI7]/100);2)" office:value-type="float" office:value="0.44" calcext:value-type="float">
            <text:p>0,44</text:p>
          </table:table-cell>
          <table:table-cell table:formula="of:=[.$AH7]-[.$AJ45]" office:value-type="float" office:value="773" calcext:value-type="float">
            <text:p>773</text:p>
          </table:table-cell>
          <table:table-cell table:formula="of:=[.$AI7]-[.$AK45]" office:value-type="float" office:value="1.14" calcext:value-type="float">
            <text:p>1,14</text:p>
          </table:table-cell>
          <table:table-cell table:formula="of:=FLOOR((15+5*([.$AA$3]+[.$AA$4]+MAX(0;[.$AA$18]-[.$AA$56])+[.$C$4]-[.$D$27]-[.$AA$5]))*(([.$AL7]/1000)*([.$L4]/[.$U4])*(1+[.$AA$8])+(1+[.$AA$7])*(1+[.AL$3]))*(1+[.$AA$11])*(1+[.$AA$50]))" office:value-type="float" office:value="172" calcext:value-type="float">
            <text:p>172</text:p>
          </table:table-cell>
          <table:table-cell table:formula="of:=ROUND((15+5*([.$AA$3]+[.$AA$4]+MAX(0;[.$AA$18]-[.$AA$56])+[.$C$4]+[.$G$4]-[.$D$27]-[.$H$27]-[.$AA$5]))*(([.$AL7]/1000)*([.$L4]/[.$U4])*(1+[.$AA$8])+(1+[.$AA$7])*(1+[.AL$3]))*(1+[.$AA$15])*(1+[.$AA$54])*([.$AM7]/540)+([.$AM7]/100);2)" office:value-type="float" office:value="0.39" calcext:value-type="float">
            <text:p>0,39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Pepper and Tortois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8:.H8])" office:value-type="float" office:value="6" calcext:value-type="float">
            <text:p>6</text:p>
          </table:table-cell>
          <table:table-cell/>
          <table:table-cell table:style-name="ce31" office:value-type="string" calcext:value-type="string">
            <text:p>Tech 6</text:p>
          </table:table-cell>
          <table:table-cell table:style-name="ce35" office:value-type="float" office:value="0.55" calcext:value-type="float">
            <text:p>0,55</text:p>
          </table:table-cell>
          <table:table-cell table:style-name="ce39" office:value-type="float" office:value="0.95" calcext:value-type="float">
            <text:p>0,95</text:p>
          </table:table-cell>
          <table:table-cell table:style-name="ce31" office:value-type="string" calcext:value-type="string">
            <text:p>Tech 6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.2" calcext:value-type="float">
            <text:p>1,20</text:p>
          </table:table-cell>
          <table:table-cell table:style-name="ce31" office:value-type="string" calcext:value-type="string">
            <text:p>Tech 6</text:p>
          </table:table-cell>
          <table:table-cell table:style-name="ce45" office:value-type="float" office:value="0" calcext:value-type="float">
            <text:p>0,00</text:p>
          </table:table-cell>
          <table:table-cell table:style-name="ce46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50" office:value-type="string" calcext:value-type="string" table:number-columns-spanned="1" table:number-rows-spanned="3">
            <text:p>Combat Ability</text:p>
          </table:table-cell>
          <table:table-cell table:style-name="ce52" office:value-type="string" calcext:value-type="string">
            <text:p>Infantry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8]+[.W8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$T5]*(1+[.$AA$6])" office:value-type="float" office:value="2.5" calcext:value-type="float">
            <text:p>2,5</text:p>
          </table:table-cell>
          <table:table-cell table:formula="of:=FLOOR((15+5*([.$AA$3]+[.$AA$4]+MAX(0;[.$AA$18]-[.$AA$56])+[.$C$4]-[.$D$27]-[.$AA$5]))*(([.$AD8]/1000)*([.$L5]/[.$U5])*(1+[.$AA$8])+(1+[.$AA$7])*(1+[.AD$3]))*(1+[.$AA$11])*(1+[.$AA$50]))" office:value-type="float" office:value="102" calcext:value-type="float">
            <text:p>102</text:p>
          </table:table-cell>
          <table:table-cell table:formula="of:=ROUND((15+5*([.$AA$3]+[.$AA$4]+MAX(0;[.$AA$18]-[.$AA$56])+[.$C$4]+[.$G$4]-[.$D$27]-[.$H$27]-[.$AA$5]))*(([.$AD8]/1000)*([.$L5]/[.$U5])*(1+[.$AA$8])+(1+[.$AA$7])*(1+[.AD$3]))*(1+[.$AA$15])*(1+[.$AA$54])*([.$AE8]/540)+([.$AE8]/100);2)" office:value-type="float" office:value="0.53" calcext:value-type="float">
            <text:p>0,53</text:p>
          </table:table-cell>
          <table:table-cell table:formula="of:=[.$AD8]-[.$AF46]" office:value-type="float" office:value="903" calcext:value-type="float">
            <text:p>903</text:p>
          </table:table-cell>
          <table:table-cell table:formula="of:=[.$AE8]-[.$AG46]" office:value-type="float" office:value="1.97" calcext:value-type="float">
            <text:p>1,97</text:p>
          </table:table-cell>
          <table:table-cell table:formula="of:=FLOOR((15+5*([.$AA$3]+[.$AA$4]+MAX(0;[.$AA$18]-[.$AA$56])+[.$C$4]-[.$D$27]-[.$AA$5]))*(([.$AH8]/1000)*([.$L5]/[.$U5])*(1+[.$AA$8])+(1+[.$AA$7])*(1+[.AH$3]))*(1+[.$AA$11])*(1+[.$AA$50]))" office:value-type="float" office:value="138" calcext:value-type="float">
            <text:p>138</text:p>
          </table:table-cell>
          <table:table-cell table:formula="of:=ROUND((15+5*([.$AA$3]+[.$AA$4]+MAX(0;[.$AA$18]-[.$AA$56])+[.$C$4]+[.$G$4]-[.$D$27]-[.$H$27]-[.$AA$5]))*(([.$AH8]/1000)*([.$L5]/[.$U5])*(1+[.$AA$8])+(1+[.$AA$7])*(1+[.AH$3]))*(1+[.$AA$15])*(1+[.$AA$54])*([.$AI8]/540)+([.$AI8]/100);2)" office:value-type="float" office:value="0.55" calcext:value-type="float">
            <text:p>0,55</text:p>
          </table:table-cell>
          <table:table-cell table:formula="of:=[.$AH8]-[.$AJ46]" office:value-type="float" office:value="773" calcext:value-type="float">
            <text:p>773</text:p>
          </table:table-cell>
          <table:table-cell table:formula="of:=[.$AI8]-[.$AK46]" office:value-type="float" office:value="1.42" calcext:value-type="float">
            <text:p>1,42</text:p>
          </table:table-cell>
          <table:table-cell table:formula="of:=FLOOR((15+5*([.$AA$3]+[.$AA$4]+MAX(0;[.$AA$18]-[.$AA$56])+[.$C$4]-[.$D$27]-[.$AA$5]))*(([.$AL8]/1000)*([.$L5]/[.$U5])*(1+[.$AA$8])+(1+[.$AA$7])*(1+[.AL$3]))*(1+[.$AA$11])*(1+[.$AA$50]))" office:value-type="float" office:value="172" calcext:value-type="float">
            <text:p>172</text:p>
          </table:table-cell>
          <table:table-cell table:formula="of:=ROUND((15+5*([.$AA$3]+[.$AA$4]+MAX(0;[.$AA$18]-[.$AA$56])+[.$C$4]+[.$G$4]-[.$D$27]-[.$H$27]-[.$AA$5]))*(([.$AL8]/1000)*([.$L5]/[.$U5])*(1+[.$AA$8])+(1+[.$AA$7])*(1+[.AL$3]))*(1+[.$AA$15])*(1+[.$AA$54])*([.$AM8]/540)+([.$AM8]/100);2)" office:value-type="float" office:value="0.49" calcext:value-type="float">
            <text:p>0,4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2">
          <table:table-cell table:style-name="ce5" office:value-type="float" office:value="12" calcext:value-type="float" table:number-columns-spanned="1" table:number-rows-spanned="2">
            <text:p>12</text:p>
          </table:table-cell>
          <table:table-cell table:style-name="ce13" office:value-type="string" calcext:value-type="string">
            <text:p>Clockwork Rifleme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26" table:formula="of:=SUM([.C9:.H9])"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Tech 7</text:p>
          </table:table-cell>
          <table:table-cell table:style-name="ce35" office:value-type="float" office:value="0.55" calcext:value-type="float">
            <text:p>0,55</text:p>
          </table:table-cell>
          <table:table-cell table:style-name="ce39" office:value-type="float" office:value="0.95" calcext:value-type="float">
            <text:p>0,95</text:p>
          </table:table-cell>
          <table:table-cell table:style-name="ce31" office:value-type="string" calcext:value-type="string">
            <text:p>Tech 7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1.2" calcext:value-type="float">
            <text:p>1,20</text:p>
          </table:table-cell>
          <table:table-cell table:style-name="ce31" office:value-type="string" calcext:value-type="string">
            <text:p>Tech 7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/>
          <table:table-cell table:style-name="ce47"/>
          <table:covered-table-cell table:style-name="ce47"/>
          <table:table-cell table:style-name="ce54" office:value-type="string" calcext:value-type="string">
            <text:p>Cavalry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Z9]+[.W9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$T6]*(1+[.$AA$6])" office:value-type="float" office:value="3" calcext:value-type="float">
            <text:p>3</text:p>
          </table:table-cell>
          <table:table-cell table:formula="of:=FLOOR((15+5*([.$AA$3]+[.$AA$4]+MAX(0;[.$AA$18]-[.$AA$56])+[.$C$4]-[.$D$27]-[.$AA$5]))*(([.$AD9]/1000)*([.$L6]/[.$U6])*(1+[.$AA$8])+(1+[.$AA$7])*(1+[.AD$3]))*(1+[.$AA$11])*(1+[.$AA$50]))" office:value-type="float" office:value="93" calcext:value-type="float">
            <text:p>93</text:p>
          </table:table-cell>
          <table:table-cell table:formula="of:=ROUND((15+5*([.$AA$3]+[.$AA$4]+MAX(0;[.$AA$18]-[.$AA$56])+[.$C$4]+[.$G$4]-[.$D$27]-[.$H$27]-[.$AA$5]))*(([.$AD9]/1000)*([.$L6]/[.$U6])*(1+[.$AA$8])+(1+[.$AA$7])*(1+[.AD$3]))*(1+[.$AA$15])*(1+[.$AA$54])*([.$AE9]/540)+([.$AE9]/100);2)" office:value-type="float" office:value="0.58" calcext:value-type="float">
            <text:p>0,58</text:p>
          </table:table-cell>
          <table:table-cell table:formula="of:=[.$AD9]-[.$AF47]" office:value-type="float" office:value="912" calcext:value-type="float">
            <text:p>912</text:p>
          </table:table-cell>
          <table:table-cell table:formula="of:=[.$AE9]-[.$AG47]" office:value-type="float" office:value="2.42" calcext:value-type="float">
            <text:p>2,42</text:p>
          </table:table-cell>
          <table:table-cell table:formula="of:=FLOOR((15+5*([.$AA$3]+[.$AA$4]+MAX(0;[.$AA$18]-[.$AA$56])+[.$C$4]-[.$D$27]-[.$AA$5]))*(([.$AH9]/1000)*([.$L6]/[.$U6])*(1+[.$AA$8])+(1+[.$AA$7])*(1+[.AH$3]))*(1+[.$AA$11])*(1+[.$AA$50]))" office:value-type="float" office:value="130" calcext:value-type="float">
            <text:p>130</text:p>
          </table:table-cell>
          <table:table-cell table:formula="of:=ROUND((15+5*([.$AA$3]+[.$AA$4]+MAX(0;[.$AA$18]-[.$AA$56])+[.$C$4]+[.$G$4]-[.$D$27]-[.$H$27]-[.$AA$5]))*(([.$AH9]/1000)*([.$L6]/[.$U6])*(1+[.$AA$8])+(1+[.$AA$7])*(1+[.AH$3]))*(1+[.$AA$15])*(1+[.$AA$54])*([.$AI9]/540)+([.$AI9]/100);2)" office:value-type="float" office:value="0.64" calcext:value-type="float">
            <text:p>0,64</text:p>
          </table:table-cell>
          <table:table-cell table:formula="of:=[.$AH9]-[.$AJ47]" office:value-type="float" office:value="789" calcext:value-type="float">
            <text:p>789</text:p>
          </table:table-cell>
          <table:table-cell table:formula="of:=[.$AI9]-[.$AK47]" office:value-type="float" office:value="1.78" calcext:value-type="float">
            <text:p>1,78</text:p>
          </table:table-cell>
          <table:table-cell table:formula="of:=FLOOR((15+5*([.$AA$3]+[.$AA$4]+MAX(0;[.$AA$18]-[.$AA$56])+[.$C$4]-[.$D$27]-[.$AA$5]))*(([.$AL9]/1000)*([.$L6]/[.$U6])*(1+[.$AA$8])+(1+[.$AA$7])*(1+[.AL$3]))*(1+[.$AA$11])*(1+[.$AA$50]))" office:value-type="float" office:value="165" calcext:value-type="float">
            <text:p>165</text:p>
          </table:table-cell>
          <table:table-cell table:formula="of:=ROUND((15+5*([.$AA$3]+[.$AA$4]+MAX(0;[.$AA$18]-[.$AA$56])+[.$C$4]+[.$G$4]-[.$D$27]-[.$H$27]-[.$AA$5]))*(([.$AL9]/1000)*([.$L6]/[.$U6])*(1+[.$AA$8])+(1+[.$AA$7])*(1+[.AL$3]))*(1+[.$AA$15])*(1+[.$AA$54])*([.$AM9]/540)+([.$AM9]/100);2)" office:value-type="float" office:value="0.59" calcext:value-type="float">
            <text:p>0,59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Runic Greataxes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26" table:formula="of:=SUM([.C10:.H10])"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Tech 8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0.95" calcext:value-type="float">
            <text:p>0,95</text:p>
          </table:table-cell>
          <table:table-cell table:style-name="ce31" office:value-type="string" calcext:value-type="string">
            <text:p>Tech 8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8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/>
          <table:table-cell table:style-name="ce47"/>
          <table:covered-table-cell table:style-name="ce47"/>
          <table:table-cell table:style-name="ce50" office:value-type="string" calcext:value-type="string">
            <text:p>Artillery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10]+[.W10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$T7]*(1+[.$AA$6])" office:value-type="float" office:value="3" calcext:value-type="float">
            <text:p>3</text:p>
          </table:table-cell>
          <table:table-cell table:formula="of:=FLOOR((15+5*([.$AA$3]+[.$AA$4]+MAX(0;[.$AA$18]-[.$AA$56])+[.$C$6]-[.$D$27]-[.$AA$5]))*(([.$AD10]/1000)*([.$L7]/[.$U7])*(1+[.$AA$8])+(1+[.$AA$7])*(1+[.AD$3]))*(1+[.$AA$11])*(1+[.$AA$50]))" office:value-type="float" office:value="93" calcext:value-type="float">
            <text:p>93</text:p>
          </table:table-cell>
          <table:table-cell table:formula="of:=ROUND((15+5*([.$AA$3]+[.$AA$4]+MAX(0;[.$AA$18]-[.$AA$56])+[.$C$6]+[.$G$6]-[.$D$27]-[.$H$27]-[.$AA$5]))*(([.$AD10]/1000)*([.$L7]/[.$U7])*(1+[.$AA$8])+(1+[.$AA$7])*(1+[.AD$3]))*(1+[.$AA$15])*(1+[.$AA$54])*([.$AE10]/540)+([.$AE10]/100);2)" office:value-type="float" office:value="0.65" calcext:value-type="float">
            <text:p>0,65</text:p>
          </table:table-cell>
          <table:table-cell table:formula="of:=[.$AD10]-[.$AF48]" office:value-type="float" office:value="912" calcext:value-type="float">
            <text:p>912</text:p>
          </table:table-cell>
          <table:table-cell table:formula="of:=[.$AE10]-[.$AG48]" office:value-type="float" office:value="2.42" calcext:value-type="float">
            <text:p>2,42</text:p>
          </table:table-cell>
          <table:table-cell table:formula="of:=FLOOR((15+5*([.$AA$3]+[.$AA$4]+MAX(0;[.$AA$18]-[.$AA$56])+[.$C$6]-[.$D$27]-[.$AA$5]))*(([.$AH10]/1000)*([.$L7]/[.$U7])*(1+[.$AA$8])+(1+[.$AA$7])*(1+[.AH$3]))*(1+[.$AA$11])*(1+[.$AA$50]))" office:value-type="float" office:value="130" calcext:value-type="float">
            <text:p>130</text:p>
          </table:table-cell>
          <table:table-cell table:formula="of:=ROUND((15+5*([.$AA$3]+[.$AA$4]+MAX(0;[.$AA$18]-[.$AA$56])+[.$C$6]+[.$G$6]-[.$D$27]-[.$H$27]-[.$AA$5]))*(([.$AH10]/1000)*([.$L7]/[.$U7])*(1+[.$AA$8])+(1+[.$AA$7])*(1+[.AH$3]))*(1+[.$AA$15])*(1+[.$AA$54])*([.$AI10]/540)+([.$AI10]/100);2)" office:value-type="float" office:value="0.72" calcext:value-type="float">
            <text:p>0,72</text:p>
          </table:table-cell>
          <table:table-cell table:formula="of:=[.$AH10]-[.$AJ48]" office:value-type="float" office:value="789" calcext:value-type="float">
            <text:p>789</text:p>
          </table:table-cell>
          <table:table-cell table:formula="of:=[.$AI10]-[.$AK48]" office:value-type="float" office:value="1.8" calcext:value-type="float">
            <text:p>1,8</text:p>
          </table:table-cell>
          <table:table-cell table:formula="of:=FLOOR((15+5*([.$AA$3]+[.$AA$4]+MAX(0;[.$AA$18]-[.$AA$56])+[.$C$6]-[.$D$27]-[.$AA$5]))*(([.$AL10]/1000)*([.$L7]/[.$U7])*(1+[.$AA$8])+(1+[.$AA$7])*(1+[.AL$3]))*(1+[.$AA$11])*(1+[.$AA$50]))" office:value-type="float" office:value="165" calcext:value-type="float">
            <text:p>165</text:p>
          </table:table-cell>
          <table:table-cell table:formula="of:=ROUND((15+5*([.$AA$3]+[.$AA$4]+MAX(0;[.$AA$18]-[.$AA$56])+[.$C$6]+[.$G$6]-[.$D$27]-[.$H$27]-[.$AA$5]))*(([.$AL10]/1000)*([.$L7]/[.$U7])*(1+[.$AA$8])+(1+[.$AA$7])*(1+[.AL$3]))*(1+[.$AA$15])*(1+[.$AA$54])*([.$AM10]/540)+([.$AM10]/100);2)" office:value-type="float" office:value="0.67" calcext:value-type="float">
            <text:p>0,67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2"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11" office:value-type="string" calcext:value-type="string">
            <text:p>Scattergun Auxiliaries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26" table:formula="of:=SUM([.C11:.H11])" office:value-type="float" office:value="12" calcext:value-type="float">
            <text:p>12</text:p>
          </table:table-cell>
          <table:table-cell/>
          <table:table-cell table:style-name="ce31" office:value-type="string" calcext:value-type="string">
            <text:p>Tech 9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0.95" calcext:value-type="float">
            <text:p>0,95</text:p>
          </table:table-cell>
          <table:table-cell table:style-name="ce31" office:value-type="string" calcext:value-type="string">
            <text:p>Tech 9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9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47"/>
          <table:table-cell table:style-name="ce52" office:value-type="string" calcext:value-type="string" table:number-columns-spanned="1" table:number-rows-spanned="2">
            <text:p>Fire Damage</text:p>
          </table:table-cell>
          <table:table-cell table:style-name="ce52" office:value-type="string" calcext:value-type="string">
            <text:p>Done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11]+[.W11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$T8]*(1+[.$AA$6])" office:value-type="float" office:value="3" calcext:value-type="float">
            <text:p>3</text:p>
          </table:table-cell>
          <table:table-cell table:formula="of:=FLOOR((15+5*([.$AA$3]+[.$AA$4]+MAX(0;[.$AA$18]-[.$AA$56])+[.$C$6]-[.$D$27]-[.$AA$5]))*(([.$AD11]/1000)*([.$L8]/[.$U8])*(1+[.$AA$8])+(1+[.$AA$7])*(1+[.AD$3]))*(1+[.$AA$11])*(1+[.$AA$50]))" office:value-type="float" office:value="96" calcext:value-type="float">
            <text:p>96</text:p>
          </table:table-cell>
          <table:table-cell table:formula="of:=ROUND((15+5*([.$AA$3]+[.$AA$4]+MAX(0;[.$AA$18]-[.$AA$56])+[.$C$6]+[.$G$6]-[.$D$27]-[.$H$27]-[.$AA$5]))*(([.$AD11]/1000)*([.$L8]/[.$U8])*(1+[.$AA$8])+(1+[.$AA$7])*(1+[.AD$3]))*(1+[.$AA$15])*(1+[.$AA$54])*([.$AE11]/540)+([.$AE11]/100);2)" office:value-type="float" office:value="0.67" calcext:value-type="float">
            <text:p>0,67</text:p>
          </table:table-cell>
          <table:table-cell table:formula="of:=[.$AD11]-[.$AF49]" office:value-type="float" office:value="909" calcext:value-type="float">
            <text:p>909</text:p>
          </table:table-cell>
          <table:table-cell table:formula="of:=[.$AE11]-[.$AG49]" office:value-type="float" office:value="2.4" calcext:value-type="float">
            <text:p>2,4</text:p>
          </table:table-cell>
          <table:table-cell table:formula="of:=FLOOR((15+5*([.$AA$3]+[.$AA$4]+MAX(0;[.$AA$18]-[.$AA$56])+[.$C$6]-[.$D$27]-[.$AA$5]))*(([.$AH11]/1000)*([.$L8]/[.$U8])*(1+[.$AA$8])+(1+[.$AA$7])*(1+[.AH$3]))*(1+[.$AA$11])*(1+[.$AA$50]))" office:value-type="float" office:value="132" calcext:value-type="float">
            <text:p>132</text:p>
          </table:table-cell>
          <table:table-cell table:formula="of:=ROUND((15+5*([.$AA$3]+[.$AA$4]+MAX(0;[.$AA$18]-[.$AA$56])+[.$C$6]+[.$G$6]-[.$D$27]-[.$H$27]-[.$AA$5]))*(([.$AH11]/1000)*([.$L8]/[.$U8])*(1+[.$AA$8])+(1+[.$AA$7])*(1+[.AH$3]))*(1+[.$AA$15])*(1+[.$AA$54])*([.$AI11]/540)+([.$AI11]/100);2)" office:value-type="float" office:value="0.72" calcext:value-type="float">
            <text:p>0,72</text:p>
          </table:table-cell>
          <table:table-cell table:formula="of:=[.$AH11]-[.$AJ49]" office:value-type="float" office:value="784" calcext:value-type="float">
            <text:p>784</text:p>
          </table:table-cell>
          <table:table-cell table:formula="of:=[.$AI11]-[.$AK49]" office:value-type="float" office:value="1.77" calcext:value-type="float">
            <text:p>1,77</text:p>
          </table:table-cell>
          <table:table-cell table:formula="of:=FLOOR((15+5*([.$AA$3]+[.$AA$4]+MAX(0;[.$AA$18]-[.$AA$56])+[.$C$6]-[.$D$27]-[.$AA$5]))*(([.$AL11]/1000)*([.$L8]/[.$U8])*(1+[.$AA$8])+(1+[.$AA$7])*(1+[.AL$3]))*(1+[.$AA$11])*(1+[.$AA$50]))" office:value-type="float" office:value="168" calcext:value-type="float">
            <text:p>168</text:p>
          </table:table-cell>
          <table:table-cell table:formula="of:=ROUND((15+5*([.$AA$3]+[.$AA$4]+MAX(0;[.$AA$18]-[.$AA$56])+[.$C$6]+[.$G$6]-[.$D$27]-[.$H$27]-[.$AA$5]))*(([.$AL11]/1000)*([.$L8]/[.$U8])*(1+[.$AA$8])+(1+[.$AA$7])*(1+[.AL$3]))*(1+[.$AA$15])*(1+[.$AA$54])*([.$AM11]/540)+([.$AM11]/100);2)" office:value-type="float" office:value="0.67" calcext:value-type="float">
            <text:p>0,67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Fire and Tortoi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26" table:formula="of:=SUM([.C12:.H12])" office:value-type="float" office:value="12" calcext:value-type="float">
            <text:p>12</text:p>
          </table:table-cell>
          <table:table-cell/>
          <table:table-cell table:style-name="ce31" office:value-type="string" calcext:value-type="string">
            <text:p>Tech 10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0.95" calcext:value-type="float">
            <text:p>0,95</text:p>
          </table:table-cell>
          <table:table-cell table:style-name="ce31" office:value-type="string" calcext:value-type="string">
            <text:p>Tech 10</text:p>
          </table:table-cell>
          <table:table-cell table:style-name="ce35" office:value-type="float" office:value="0" calcext:value-type="float">
            <text:p>0,0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0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47"/>
          <table:covered-table-cell table:style-name="ce47"/>
          <table:table-cell table:style-name="ce52" office:value-type="string" calcext:value-type="string">
            <text:p>Received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12]+[.W12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$T9]*(1+[.$AA$6])" office:value-type="float" office:value="3" calcext:value-type="float">
            <text:p>3</text:p>
          </table:table-cell>
          <table:table-cell table:formula="of:=FLOOR((15+5*([.$AA$3]+[.$AA$4]+MAX(0;[.$AA$18]-[.$AA$56])+[.$C$6]-[.$D$27]-[.$AA$5]))*(([.$AD12]/1000)*([.$L9]/[.$U9])*(1+[.$AA$8])+(1+[.$AA$7])*(1+[.AD$3]))*(1+[.$AA$11])*(1+[.$AA$50]))" office:value-type="float" office:value="92" calcext:value-type="float">
            <text:p>92</text:p>
          </table:table-cell>
          <table:table-cell table:formula="of:=ROUND((15+5*([.$AA$3]+[.$AA$4]+MAX(0;[.$AA$18]-[.$AA$56])+[.$C$6]+[.$G$6]-[.$D$27]-[.$H$27]-[.$AA$5]))*(([.$AD12]/1000)*([.$L9]/[.$U9])*(1+[.$AA$8])+(1+[.$AA$7])*(1+[.AD$3]))*(1+[.$AA$15])*(1+[.$AA$54])*([.$AE12]/540)+([.$AE12]/100);2)" office:value-type="float" office:value="0.64" calcext:value-type="float">
            <text:p>0,64</text:p>
          </table:table-cell>
          <table:table-cell table:formula="of:=[.$AD12]-[.$AF50]" office:value-type="float" office:value="913" calcext:value-type="float">
            <text:p>913</text:p>
          </table:table-cell>
          <table:table-cell table:formula="of:=[.$AE12]-[.$AG50]" office:value-type="float" office:value="2.43" calcext:value-type="float">
            <text:p>2,43</text:p>
          </table:table-cell>
          <table:table-cell table:formula="of:=FLOOR((15+5*([.$AA$3]+[.$AA$4]+MAX(0;[.$AA$18]-[.$AA$56])+[.$C$6]-[.$D$27]-[.$AA$5]))*(([.$AH12]/1000)*([.$L9]/[.$U9])*(1+[.$AA$8])+(1+[.$AA$7])*(1+[.AH$3]))*(1+[.$AA$11])*(1+[.$AA$50]))" office:value-type="float" office:value="129" calcext:value-type="float">
            <text:p>129</text:p>
          </table:table-cell>
          <table:table-cell table:formula="of:=ROUND((15+5*([.$AA$3]+[.$AA$4]+MAX(0;[.$AA$18]-[.$AA$56])+[.$C$6]+[.$G$6]-[.$D$27]-[.$H$27]-[.$AA$5]))*(([.$AH12]/1000)*([.$L9]/[.$U9])*(1+[.$AA$8])+(1+[.$AA$7])*(1+[.AH$3]))*(1+[.$AA$15])*(1+[.$AA$54])*([.$AI12]/540)+([.$AI12]/100);2)" office:value-type="float" office:value="0.71" calcext:value-type="float">
            <text:p>0,71</text:p>
          </table:table-cell>
          <table:table-cell table:formula="of:=[.$AH12]-[.$AJ50]" office:value-type="float" office:value="791" calcext:value-type="float">
            <text:p>791</text:p>
          </table:table-cell>
          <table:table-cell table:formula="of:=[.$AI12]-[.$AK50]" office:value-type="float" office:value="1.81" calcext:value-type="float">
            <text:p>1,81</text:p>
          </table:table-cell>
          <table:table-cell table:formula="of:=FLOOR((15+5*([.$AA$3]+[.$AA$4]+MAX(0;[.$AA$18]-[.$AA$56])+[.$C$6]-[.$D$27]-[.$AA$5]))*(([.$AL12]/1000)*([.$L9]/[.$U9])*(1+[.$AA$8])+(1+[.$AA$7])*(1+[.AL$3]))*(1+[.$AA$11])*(1+[.$AA$50]))" office:value-type="float" office:value="165" calcext:value-type="float">
            <text:p>165</text:p>
          </table:table-cell>
          <table:table-cell table:formula="of:=ROUND((15+5*([.$AA$3]+[.$AA$4]+MAX(0;[.$AA$18]-[.$AA$56])+[.$C$6]+[.$G$6]-[.$D$27]-[.$H$27]-[.$AA$5]))*(([.$AL12]/1000)*([.$L9]/[.$U9])*(1+[.$AA$8])+(1+[.$AA$7])*(1+[.AL$3]))*(1+[.$AA$15])*(1+[.$AA$54])*([.$AM12]/540)+([.$AM12]/100);2)" office:value-type="float" office:value="0.67" calcext:value-type="float">
            <text:p>0,6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2">
          <table:table-cell table:style-name="ce5" office:value-type="float" office:value="19" calcext:value-type="float" table:number-columns-spanned="1" table:number-rows-spanned="2">
            <text:p>19</text:p>
          </table:table-cell>
          <table:table-cell table:style-name="ce12" office:value-type="string" calcext:value-type="string">
            <text:p>Skullcrusher Brigades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table:formula="of:=SUM([.C13:.H13])" office:value-type="float" office:value="15" calcext:value-type="float">
            <text:p>15</text:p>
          </table:table-cell>
          <table:table-cell/>
          <table:table-cell table:style-name="ce31" office:value-type="string" calcext:value-type="string">
            <text:p>Tech 11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1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1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47"/>
          <table:table-cell table:style-name="ce49" office:value-type="string" calcext:value-type="string" table:number-columns-spanned="1" table:number-rows-spanned="2">
            <text:p>Shock Damage</text:p>
          </table:table-cell>
          <table:table-cell table:style-name="ce49" office:value-type="string" calcext:value-type="string">
            <text:p>Done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13]+[.W13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$T10]*(1+[.$AA$6])" office:value-type="float" office:value="3" calcext:value-type="float">
            <text:p>3</text:p>
          </table:table-cell>
          <table:table-cell table:formula="of:=FLOOR((15+5*([.$AA$3]+[.$AA$4]+MAX(0;[.$AA$18]-[.$AA$56])+[.$C$6]-[.$D$27]-[.$AA$5]))*(([.$AD13]/1000)*([.$L10]/[.$U10])*(1+[.$AA$8])+(1+[.$AA$7])*(1+[.AD$3]))*(1+[.$AA$11])*(1+[.$AA$50]))" office:value-type="float" office:value="100" calcext:value-type="float">
            <text:p>100</text:p>
          </table:table-cell>
          <table:table-cell table:formula="of:=ROUND((15+5*([.$AA$3]+[.$AA$4]+MAX(0;[.$AA$18]-[.$AA$56])+[.$C$6]+[.$G$6]-[.$D$27]-[.$H$27]-[.$AA$5]))*(([.$AD13]/1000)*([.$L10]/[.$U10])*(1+[.$AA$8])+(1+[.$AA$7])*(1+[.AD$3]))*(1+[.$AA$15])*(1+[.$AA$54])*([.$AE13]/540)+([.$AE13]/100);2)" office:value-type="float" office:value="0.69" calcext:value-type="float">
            <text:p>0,69</text:p>
          </table:table-cell>
          <table:table-cell table:formula="of:=[.$AD13]-[.$AF51]" office:value-type="float" office:value="905" calcext:value-type="float">
            <text:p>905</text:p>
          </table:table-cell>
          <table:table-cell table:formula="of:=[.$AE13]-[.$AG51]" office:value-type="float" office:value="2.38" calcext:value-type="float">
            <text:p>2,38</text:p>
          </table:table-cell>
          <table:table-cell table:formula="of:=FLOOR((15+5*([.$AA$3]+[.$AA$4]+MAX(0;[.$AA$18]-[.$AA$56])+[.$C$6]-[.$D$27]-[.$AA$5]))*(([.$AH13]/1000)*([.$L10]/[.$U10])*(1+[.$AA$8])+(1+[.$AA$7])*(1+[.AH$3]))*(1+[.$AA$11])*(1+[.$AA$50]))" office:value-type="float" office:value="136" calcext:value-type="float">
            <text:p>136</text:p>
          </table:table-cell>
          <table:table-cell table:formula="of:=ROUND((15+5*([.$AA$3]+[.$AA$4]+MAX(0;[.$AA$18]-[.$AA$56])+[.$C$6]+[.$G$6]-[.$D$27]-[.$H$27]-[.$AA$5]))*(([.$AH13]/1000)*([.$L10]/[.$U10])*(1+[.$AA$8])+(1+[.$AA$7])*(1+[.AH$3]))*(1+[.$AA$15])*(1+[.$AA$54])*([.$AI13]/540)+([.$AI13]/100);2)" office:value-type="float" office:value="0.73" calcext:value-type="float">
            <text:p>0,73</text:p>
          </table:table-cell>
          <table:table-cell table:formula="of:=[.$AH13]-[.$AJ51]" office:value-type="float" office:value="777" calcext:value-type="float">
            <text:p>777</text:p>
          </table:table-cell>
          <table:table-cell table:formula="of:=[.$AI13]-[.$AK51]" office:value-type="float" office:value="1.75" calcext:value-type="float">
            <text:p>1,75</text:p>
          </table:table-cell>
          <table:table-cell table:formula="of:=FLOOR((15+5*([.$AA$3]+[.$AA$4]+MAX(0;[.$AA$18]-[.$AA$56])+[.$C$6]-[.$D$27]-[.$AA$5]))*(([.$AL13]/1000)*([.$L10]/[.$U10])*(1+[.$AA$8])+(1+[.$AA$7])*(1+[.AL$3]))*(1+[.$AA$11])*(1+[.$AA$50]))" office:value-type="float" office:value="170" calcext:value-type="float">
            <text:p>170</text:p>
          </table:table-cell>
          <table:table-cell table:formula="of:=ROUND((15+5*([.$AA$3]+[.$AA$4]+MAX(0;[.$AA$18]-[.$AA$56])+[.$C$6]+[.$G$6]-[.$D$27]-[.$H$27]-[.$AA$5]))*(([.$AL13]/1000)*([.$L10]/[.$U10])*(1+[.$AA$8])+(1+[.$AA$7])*(1+[.AL$3]))*(1+[.$AA$15])*(1+[.$AA$54])*([.$AM13]/540)+([.$AM13]/100);2)" office:value-type="float" office:value="0.67" calcext:value-type="float">
            <text:p>0,67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Rotary Vanguard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14:.H14])" office:value-type="float" office:value="15" calcext:value-type="float">
            <text:p>15</text:p>
          </table:table-cell>
          <table:table-cell/>
          <table:table-cell table:style-name="ce31" office:value-type="string" calcext:value-type="string">
            <text:p>Tech 12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2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2</text:p>
          </table:table-cell>
          <table:table-cell table:style-name="ce34" office:value-type="float" office:value="1" calcext:value-type="float">
            <text:p>1,00</text:p>
          </table:table-cell>
          <table:table-cell table:style-name="ce38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/>
          <table:table-cell table:style-name="ce49" office:value-type="float" office:value="-0.1" calcext:value-type="float">
            <text:p>-0,1</text:p>
          </table:table-cell>
          <table:covered-table-cell table:style-name="ce47"/>
          <table:table-cell table:style-name="ce49" office:value-type="string" calcext:value-type="string">
            <text:p>Received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14]+[.W14]" office:value-type="float" office:value="-0.1" calcext:value-type="float">
            <text:p>-0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$T11]*(1+[.$AA$6])" office:value-type="float" office:value="3" calcext:value-type="float">
            <text:p>3</text:p>
          </table:table-cell>
          <table:table-cell table:number-columns-repeated="2"/>
          <table:table-cell table:formula="of:=[.$AD14]-[.$AF52]" office:value-type="float" office:value="1000" calcext:value-type="float">
            <text:p>1000</text:p>
          </table:table-cell>
          <table:table-cell table:formula="of:=[.$AE14]-[.$AG52]" office:value-type="float" office:value="3" calcext:value-type="float">
            <text:p>3</text:p>
          </table:table-cell>
          <table:table-cell table:number-columns-repeated="2"/>
          <table:table-cell table:formula="of:=[.$AH14]-[.$AJ52]" office:value-type="float" office:value="1000" calcext:value-type="float">
            <text:p>1000</text:p>
          </table:table-cell>
          <table:table-cell table:formula="of:=[.$AI14]-[.$AK52]" office:value-type="float" office:value="3" calcext:value-type="float">
            <text:p>3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2">
          <table:table-cell table:style-name="ce4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>
            <text:p>The Grudgesettlers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table:formula="of:=SUM([.C15:.H15])" office:value-type="float" office:value="16" calcext:value-type="float">
            <text:p>16</text:p>
          </table:table-cell>
          <table:table-cell/>
          <table:table-cell table:style-name="ce31" office:value-type="string" calcext:value-type="string">
            <text:p>Tech 13</text:p>
          </table:table-cell>
          <table:table-cell table:style-name="ce35" office:value-type="float" office:value="0.8" calcext:value-type="float">
            <text:p>0,8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3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3</text:p>
          </table:table-cell>
          <table:table-cell table:style-name="ce34" office:value-type="float" office:value="1.4" calcext:value-type="float">
            <text:p>1,40</text:p>
          </table:table-cell>
          <table:table-cell table:style-name="ce38"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/>
          <table:table-cell table:style-name="ce47"/>
          <table:table-cell table:style-name="ce53" office:value-type="string" calcext:value-type="string" table:number-columns-spanned="1" table:number-rows-spanned="2">
            <text:p>Morale Damage</text:p>
          </table:table-cell>
          <table:table-cell table:style-name="ce53" office:value-type="string" calcext:value-type="string">
            <text:p>Done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15]+[.W15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$T12]*(1+[.$AA$6])" office:value-type="float" office:value="3" calcext:value-type="float">
            <text:p>3</text:p>
          </table:table-cell>
          <table:table-cell table:number-columns-repeated="2"/>
          <table:table-cell table:formula="of:=[.$AD15]-[.$AF53]" office:value-type="float" office:value="1000" calcext:value-type="float">
            <text:p>1000</text:p>
          </table:table-cell>
          <table:table-cell table:formula="of:=[.$AE15]-[.$AG53]" office:value-type="float" office:value="3" calcext:value-type="float">
            <text:p>3</text:p>
          </table:table-cell>
          <table:table-cell table:number-columns-repeated="2"/>
          <table:table-cell table:formula="of:=[.$AH15]-[.$AJ53]" office:value-type="float" office:value="1000" calcext:value-type="float">
            <text:p>1000</text:p>
          </table:table-cell>
          <table:table-cell table:formula="of:=[.$AI15]-[.$AK53]" office:value-type="float" office:value="3" calcext:value-type="float">
            <text:p>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Steelcoat Infantry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16:.H16])" office:value-type="float" office:value="16" calcext:value-type="float">
            <text:p>16</text:p>
          </table:table-cell>
          <table:table-cell/>
          <table:table-cell table:style-name="ce31" office:value-type="string" calcext:value-type="string">
            <text:p>Tech 14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4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4</text:p>
          </table:table-cell>
          <table:table-cell table:style-name="ce34" office:value-type="float" office:value="1.4" calcext:value-type="float">
            <text:p>1,40</text:p>
          </table:table-cell>
          <table:table-cell table:style-name="ce38"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/>
          <table:table-cell table:style-name="ce47"/>
          <table:covered-table-cell table:style-name="ce53"/>
          <table:table-cell table:style-name="ce53" office:value-type="string" calcext:value-type="string">
            <text:p>Received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16]+[.W16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table:formula="of:=[.$T13]*(1+[.$AA$6])" office:value-type="float" office:value="3" calcext:value-type="float">
            <text:p>3</text:p>
          </table:table-cell>
          <table:table-cell table:number-columns-repeated="2"/>
          <table:table-cell table:formula="of:=[.$AD16]-[.$AF54]" office:value-type="float" office:value="1000" calcext:value-type="float">
            <text:p>1000</text:p>
          </table:table-cell>
          <table:table-cell table:formula="of:=[.$AE16]-[.$AG54]" office:value-type="float" office:value="3" calcext:value-type="float">
            <text:p>3</text:p>
          </table:table-cell>
          <table:table-cell table:number-columns-repeated="2"/>
          <table:table-cell table:formula="of:=[.$AH16]-[.$AJ54]" office:value-type="float" office:value="1000" calcext:value-type="float">
            <text:p>1000</text:p>
          </table:table-cell>
          <table:table-cell table:formula="of:=[.$AI16]-[.$AK54]" office:value-type="float" office:value="3" calcext:value-type="float">
            <text:p>3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2">
          <table:table-cell table:style-name="ce5" office:value-type="float" office:value="26" calcext:value-type="float" table:number-columns-spanned="1" table:number-rows-spanned="2">
            <text:p>26</text:p>
          </table:table-cell>
          <table:table-cell table:style-name="ce12" office:value-type="string" calcext:value-type="string">
            <text:p>Hotshot Rotary Gunners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3" calcext:value-type="float">
            <text:p>3</text:p>
          </table:table-cell>
          <table:table-cell table:style-name="ce26" table:formula="of:=SUM([.C17:.H17])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Tech 15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5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5</text:p>
          </table:table-cell>
          <table:table-cell table:style-name="ce34" office:value-type="float" office:value="1.4" calcext:value-type="float">
            <text:p>1,40</text:p>
          </table:table-cell>
          <table:table-cell table:style-name="ce38"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office:value-type="float" office:value="0.2" calcext:value-type="float">
            <text:p>0,2</text:p>
          </table:table-cell>
          <table:table-cell table:style-name="ce47"/>
          <table:table-cell table:style-name="ce50" office:value-type="string" calcext:value-type="string">
            <text:p>Artillery Backrow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17]+[.W17]" office:value-type="float" office:value="0.2" calcext:value-type="float">
            <text:p>0,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$T14]*(1+[.$AA$6])" office:value-type="float" office:value="3" calcext:value-type="float">
            <text:p>3</text:p>
          </table:table-cell>
          <table:table-cell table:number-columns-repeated="2"/>
          <table:table-cell table:formula="of:=[.$AD17]-[.$AF55]" office:value-type="float" office:value="1000" calcext:value-type="float">
            <text:p>1000</text:p>
          </table:table-cell>
          <table:table-cell table:formula="of:=[.$AE17]-[.$AG55]" office:value-type="float" office:value="3" calcext:value-type="float">
            <text:p>3</text:p>
          </table:table-cell>
          <table:table-cell table:number-columns-repeated="2"/>
          <table:table-cell table:formula="of:=[.$AH17]-[.$AJ55]" office:value-type="float" office:value="1000" calcext:value-type="float">
            <text:p>1000</text:p>
          </table:table-cell>
          <table:table-cell table:formula="of:=[.$AI17]-[.$AK55]" office:value-type="float" office:value="3" calcext:value-type="float">
            <text:p>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Splintered Tortoise Formation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table:formula="of:=SUM([.C18:.H18])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Tech 16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6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2" calcext:value-type="float">
            <text:p>2,00</text:p>
          </table:table-cell>
          <table:table-cell table:style-name="ce31" office:value-type="string" calcext:value-type="string">
            <text:p>Tech 16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/>
          <table:table-cell table:style-name="ce47" office:value-type="string" calcext:value-type="string" table:number-columns-spanned="1" table:number-rows-spanned="2">
            <text:p>Leader</text:p>
          </table:table-cell>
          <table:table-cell table:style-name="ce52" office:value-type="string" calcext:value-type="string">
            <text:p>Fire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18]+[.W18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formula="of:=[.$T15]*(1+[.$AA$6])" office:value-type="float" office:value="3" calcext:value-type="float">
            <text:p>3</text:p>
          </table:table-cell>
          <table:table-cell table:number-columns-repeated="2"/>
          <table:table-cell table:formula="of:=[.$AD18]-[.$AF56]" office:value-type="float" office:value="1000" calcext:value-type="float">
            <text:p>1000</text:p>
          </table:table-cell>
          <table:table-cell table:formula="of:=[.$AE18]-[.$AG56]" office:value-type="float" office:value="3" calcext:value-type="float">
            <text:p>3</text:p>
          </table:table-cell>
          <table:table-cell table:number-columns-repeated="2"/>
          <table:table-cell table:formula="of:=[.$AH18]-[.$AJ56]" office:value-type="float" office:value="1000" calcext:value-type="float">
            <text:p>1000</text:p>
          </table:table-cell>
          <table:table-cell table:formula="of:=[.$AI18]-[.$AK56]" office:value-type="float" office:value="3" calcext:value-type="float">
            <text:p>3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2"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11" office:value-type="string" calcext:value-type="string">
            <text:p>Forgefire Repeaters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table:formula="of:=SUM([.C19:.H19])" office:value-type="float" office:value="21" calcext:value-type="float">
            <text:p>21</text:p>
          </table:table-cell>
          <table:table-cell/>
          <table:table-cell table:style-name="ce31" office:value-type="string" calcext:value-type="string">
            <text:p>Tech 17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7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17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/>
          <table:table-cell table:style-name="ce49" office:value-type="string" calcext:value-type="string">
            <text:p>Shock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19]+[.W19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[.$T16]*(1+[.$AA$6])" office:value-type="float" office:value="3" calcext:value-type="float">
            <text:p>3</text:p>
          </table:table-cell>
          <table:table-cell table:number-columns-repeated="2"/>
          <table:table-cell table:formula="of:=[.$AD19]-[.$AF57]" office:value-type="float" office:value="1000" calcext:value-type="float">
            <text:p>1000</text:p>
          </table:table-cell>
          <table:table-cell table:formula="of:=[.$AE19]-[.$AG57]" office:value-type="float" office:value="3" calcext:value-type="float">
            <text:p>3</text:p>
          </table:table-cell>
          <table:table-cell table:number-columns-repeated="2"/>
          <table:table-cell table:formula="of:=[.$AH19]-[.$AJ57]" office:value-type="float" office:value="1000" calcext:value-type="float">
            <text:p>1000</text:p>
          </table:table-cell>
          <table:table-cell table:formula="of:=[.$AI19]-[.$AK57]" office:value-type="float" office:value="3" calcext:value-type="float">
            <text:p>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Matchbeard Mortars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6" table:formula="of:=SUM([.C20:.H20])" office:value-type="float" office:value="21" calcext:value-type="float">
            <text:p>21</text:p>
          </table:table-cell>
          <table:table-cell/>
          <table:table-cell table:style-name="ce31" office:value-type="string" calcext:value-type="string">
            <text:p>Tech 18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8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18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$T17]*(1+[.$AA$6])" office:value-type="float" office:value="4" calcext:value-type="float">
            <text:p>4</text:p>
          </table:table-cell>
          <table:table-cell table:number-columns-repeated="2"/>
          <table:table-cell table:formula="of:=[.$AD20]-[.$AF58]" office:value-type="float" office:value="1000" calcext:value-type="float">
            <text:p>1000</text:p>
          </table:table-cell>
          <table:table-cell table:formula="of:=[.$AE20]-[.$AG58]" office:value-type="float" office:value="4" calcext:value-type="float">
            <text:p>4</text:p>
          </table:table-cell>
          <table:table-cell table:number-columns-repeated="2"/>
          <table:table-cell table:formula="of:=[.$AH20]-[.$AJ58]" office:value-type="float" office:value="1000" calcext:value-type="float">
            <text:p>1000</text:p>
          </table:table-cell>
          <table:table-cell table:formula="of:=[.$AI20]-[.$AK58]" office:value-type="float" office:value="4" calcext:value-type="float">
            <text:p>4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2">
          <table:table-cell table:style-name="ce5" office:value-type="float" office:value="30" calcext:value-type="float" table:number-columns-spanned="1" table:number-rows-spanned="2">
            <text:p>30</text:p>
          </table:table-cell>
          <table:table-cell table:style-name="ce12" office:value-type="string" calcext:value-type="string">
            <text:p>Gemstone Beamsplitters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table:formula="of:=SUM([.C21:.H21])" office:value-type="float" office:value="22" calcext:value-type="float">
            <text:p>22</text:p>
          </table:table-cell>
          <table:table-cell/>
          <table:table-cell table:style-name="ce31" office:value-type="string" calcext:value-type="string">
            <text:p>Tech 19</text:p>
          </table:table-cell>
          <table:table-cell table:style-name="ce35" office:value-type="float" office:value="1.1" calcext:value-type="float">
            <text:p>1,10</text:p>
          </table:table-cell>
          <table:table-cell table:style-name="ce39" office:value-type="float" office:value="1.15" calcext:value-type="float">
            <text:p>1,15</text:p>
          </table:table-cell>
          <table:table-cell table:style-name="ce31" office:value-type="string" calcext:value-type="string">
            <text:p>Tech 19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19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[.$T18]*(1+[.$AA$6])" office:value-type="float" office:value="4" calcext:value-type="float">
            <text:p>4</text:p>
          </table:table-cell>
          <table:table-cell table:number-columns-repeated="2"/>
          <table:table-cell table:formula="of:=[.$AD21]-[.$AF59]" office:value-type="float" office:value="1000" calcext:value-type="float">
            <text:p>1000</text:p>
          </table:table-cell>
          <table:table-cell table:formula="of:=[.$AE21]-[.$AG59]" office:value-type="float" office:value="4" calcext:value-type="float">
            <text:p>4</text:p>
          </table:table-cell>
          <table:table-cell table:number-columns-repeated="2"/>
          <table:table-cell table:formula="of:=[.$AH21]-[.$AJ59]" office:value-type="float" office:value="1000" calcext:value-type="float">
            <text:p>1000</text:p>
          </table:table-cell>
          <table:table-cell table:formula="of:=[.$AI21]-[.$AK59]" office:value-type="float" office:value="4" calcext:value-type="float">
            <text:p>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4" office:value-type="string" calcext:value-type="string">
            <text:p>Mithrilcoat Infantry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7" table:formula="of:=SUM([.C22:.H22])" office:value-type="float" office:value="22" calcext:value-type="float">
            <text:p>22</text:p>
          </table:table-cell>
          <table:table-cell/>
          <table:table-cell table:style-name="ce31" office:value-type="string" calcext:value-type="string">
            <text:p>Tech 20</text:p>
          </table:table-cell>
          <table:table-cell table:style-name="ce34" office:value-type="float" office:value="1.6" calcext:value-type="float">
            <text:p>1,60</text:p>
          </table:table-cell>
          <table:table-cell table:style-name="ce38" office:value-type="float" office:value="1.15" calcext:value-type="float">
            <text:p>1,15</text:p>
          </table:table-cell>
          <table:table-cell table:style-name="ce31" office:value-type="string" calcext:value-type="string">
            <text:p>Tech 20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20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table:formula="of:=[.$T19]*(1+[.$AA$6])" office:value-type="float" office:value="4" calcext:value-type="float">
            <text:p>4</text:p>
          </table:table-cell>
          <table:table-cell table:number-columns-repeated="2"/>
          <table:table-cell table:formula="of:=[.$AD22]-[.$AF60]" office:value-type="float" office:value="1000" calcext:value-type="float">
            <text:p>1000</text:p>
          </table:table-cell>
          <table:table-cell table:formula="of:=[.$AE22]-[.$AG60]" office:value-type="float" office:value="4" calcext:value-type="float">
            <text:p>4</text:p>
          </table:table-cell>
          <table:table-cell table:number-columns-repeated="2"/>
          <table:table-cell table:formula="of:=[.$AH22]-[.$AJ60]" office:value-type="float" office:value="1000" calcext:value-type="float">
            <text:p>1000</text:p>
          </table:table-cell>
          <table:table-cell table:formula="of:=[.$AI22]-[.$AK60]" office:value-type="float" office:value="4" calcext:value-type="float">
            <text:p>4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2">
          <table:table-cell table:number-columns-repeated="10"/>
          <table:table-cell table:style-name="ce31" office:value-type="string" calcext:value-type="string">
            <text:p>Tech 21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1</text:p>
          </table:table-cell>
          <table:table-cell table:style-name="ce35" office:value-type="float" office:value="0.5" calcext:value-type="float">
            <text:p>0,5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21</text:p>
          </table:table-cell>
          <table:table-cell table:style-name="ce34" office:value-type="float" office:value="2.4" calcext:value-type="float">
            <text:p>2,40</text:p>
          </table:table-cell>
          <table:table-cell table:style-name="ce38"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[.$T20]*(1+[.$AA$6])" office:value-type="float" office:value="4" calcext:value-type="float">
            <text:p>4</text:p>
          </table:table-cell>
          <table:table-cell table:number-columns-repeated="2"/>
          <table:table-cell table:formula="of:=[.$AD23]-[.$AF61]" office:value-type="float" office:value="1000" calcext:value-type="float">
            <text:p>1000</text:p>
          </table:table-cell>
          <table:table-cell table:formula="of:=[.$AE23]-[.$AG61]" office:value-type="float" office:value="4" calcext:value-type="float">
            <text:p>4</text:p>
          </table:table-cell>
          <table:table-cell table:number-columns-repeated="2"/>
          <table:table-cell table:formula="of:=[.$AH23]-[.$AJ61]" office:value-type="float" office:value="1000" calcext:value-type="float">
            <text:p>1000</text:p>
          </table:table-cell>
          <table:table-cell table:formula="of:=[.$AI23]-[.$AK61]" office:value-type="float" office:value="4" calcext:value-type="float">
            <text:p>4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 table:number-columns-spanned="9" table:number-rows-spanned="1">
            <text:p>Black Orc Infantry</text:p>
          </table:table-cell>
          <table:covered-table-cell table:number-columns-repeated="7" table:style-name="ce8"/>
          <table:covered-table-cell table:style-name="ce20"/>
          <table:table-cell/>
          <table:table-cell table:style-name="ce31" office:value-type="string" calcext:value-type="string">
            <text:p>Tech 22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2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3" calcext:value-type="float">
            <text:p>3,00</text:p>
          </table:table-cell>
          <table:table-cell table:style-name="ce31" office:value-type="string" calcext:value-type="string">
            <text:p>Tech 22</text:p>
          </table:table-cell>
          <table:table-cell table:style-name="ce34" office:value-type="float" office:value="4.4" calcext:value-type="float">
            <text:p>4,40</text:p>
          </table:table-cell>
          <table:table-cell table:style-name="ce38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[.$T21]*(1+[.$AA$6])" office:value-type="float" office:value="4" calcext:value-type="float">
            <text:p>4</text:p>
          </table:table-cell>
          <table:table-cell table:number-columns-repeated="2"/>
          <table:table-cell table:formula="of:=[.$AD24]-[.$AF62]" office:value-type="float" office:value="1000" calcext:value-type="float">
            <text:p>1000</text:p>
          </table:table-cell>
          <table:table-cell table:formula="of:=[.$AE24]-[.$AG62]" office:value-type="float" office:value="4" calcext:value-type="float">
            <text:p>4</text:p>
          </table:table-cell>
          <table:table-cell table:number-columns-repeated="2"/>
          <table:table-cell table:formula="of:=[.$AH24]-[.$AJ62]" office:value-type="float" office:value="1000" calcext:value-type="float">
            <text:p>1000</text:p>
          </table:table-cell>
          <table:table-cell table:formula="of:=[.$AI24]-[.$AK62]" office:value-type="float" office:value="4" calcext:value-type="float">
            <text:p>4</text:p>
          </table:table-cell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2">
          <table:table-cell table:style-name="ce7" office:value-type="string" calcext:value-type="string" table:number-columns-spanned="1" table:number-rows-spanned="2">
            <text:p>Mil Tech</text:p>
          </table:table-cell>
          <table:table-cell table:style-name="ce15" office:value-type="string" calcext:value-type="string" table:number-columns-spanned="1" table:number-rows-spanned="2">
            <text:p>Name</text:p>
          </table:table-cell>
          <table:table-cell table:style-name="ce19" office:value-type="string" calcext:value-type="string" table:number-columns-spanned="2" table:number-rows-spanned="1">
            <text:p>Fire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Shock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Morale</text:p>
          </table:table-cell>
          <table:covered-table-cell table:style-name="ce10"/>
          <table:table-cell table:style-name="ce28" office:value-type="string" calcext:value-type="string" table:number-columns-spanned="1" table:number-rows-spanned="2">
            <text:p>Total pips</text:p>
          </table:table-cell>
          <table:table-cell/>
          <table:table-cell table:style-name="ce31" office:value-type="string" calcext:value-type="string">
            <text:p>Tech 23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3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3</text:p>
          </table:table-cell>
          <table:table-cell table:style-name="ce34" office:value-type="float" office:value="4.4" calcext:value-type="float">
            <text:p>4,40</text:p>
          </table:table-cell>
          <table:table-cell table:style-name="ce38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$T22]*(1+[.$AA$6])" office:value-type="float" office:value="4" calcext:value-type="float">
            <text:p>4</text:p>
          </table:table-cell>
          <table:table-cell table:number-columns-repeated="2"/>
          <table:table-cell table:formula="of:=[.$AD25]-[.$AF63]" office:value-type="float" office:value="1000" calcext:value-type="float">
            <text:p>1000</text:p>
          </table:table-cell>
          <table:table-cell table:formula="of:=[.$AE25]-[.$AG63]" office:value-type="float" office:value="4" calcext:value-type="float">
            <text:p>4</text:p>
          </table:table-cell>
          <table:table-cell table:number-columns-repeated="2"/>
          <table:table-cell table:formula="of:=[.$AH25]-[.$AJ63]" office:value-type="float" office:value="1000" calcext:value-type="float">
            <text:p>1000</text:p>
          </table:table-cell>
          <table:table-cell table:formula="of:=[.$AI25]-[.$AK63]" office:value-type="float" office:value="4" calcext:value-type="float">
            <text:p>4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2">
          <table:covered-table-cell table:style-name="ce3"/>
          <table:covered-table-cell table:style-name="ce10"/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table-cell table:style-name="ce17" office:value-type="string" calcext:value-type="string">
            <text:p>Off.</text:p>
          </table:table-cell>
          <table:table-cell table:style-name="ce17" office:value-type="string" calcext:value-type="string">
            <text:p>Def.</text:p>
          </table:table-cell>
          <table:covered-table-cell table:style-name="ce10"/>
          <table:table-cell/>
          <table:table-cell table:style-name="ce31" office:value-type="string" calcext:value-type="string">
            <text:p>Tech 24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4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4</text:p>
          </table:table-cell>
          <table:table-cell table:style-name="ce34" office:value-type="float" office:value="4.4" calcext:value-type="float">
            <text:p>4,40</text:p>
          </table:table-cell>
          <table:table-cell table:style-name="ce38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formula="of:=[.$T23]*(1+[.$AA$6])" office:value-type="float" office:value="4" calcext:value-type="float">
            <text:p>4</text:p>
          </table:table-cell>
          <table:table-cell table:number-columns-repeated="2"/>
          <table:table-cell table:formula="of:=[.$AD26]-[.$AF64]" office:value-type="float" office:value="1000" calcext:value-type="float">
            <text:p>1000</text:p>
          </table:table-cell>
          <table:table-cell table:formula="of:=[.$AE26]-[.$AG64]" office:value-type="float" office:value="4" calcext:value-type="float">
            <text:p>4</text:p>
          </table:table-cell>
          <table:table-cell table:number-columns-repeated="2"/>
          <table:table-cell table:formula="of:=[.$AH26]-[.$AJ64]" office:value-type="float" office:value="1000" calcext:value-type="float">
            <text:p>1000</text:p>
          </table:table-cell>
          <table:table-cell table:formula="of:=[.$AI26]-[.$AK64]" office:value-type="float" office:value="4" calcext:value-type="float">
            <text:p>4</text:p>
          </table:table-cell>
          <table:table-cell table:number-columns-repeated="14"/>
          <table:table-cell office:value-type="float" office:value="21" calcext:value-type="float">
            <text:p>21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Tribal Cleaver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formula="of:=SUM([.C27:.H27])"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Tech 25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5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5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table:formula="of:=[.$T24]*(1+[.$AA$6])" office:value-type="float" office:value="4" calcext:value-type="float">
            <text:p>4</text:p>
          </table:table-cell>
          <table:table-cell table:number-columns-repeated="2"/>
          <table:table-cell table:formula="of:=[.$AD27]-[.$AF65]" office:value-type="float" office:value="1000" calcext:value-type="float">
            <text:p>1000</text:p>
          </table:table-cell>
          <table:table-cell table:formula="of:=[.$AE27]-[.$AG65]" office:value-type="float" office:value="4" calcext:value-type="float">
            <text:p>4</text:p>
          </table:table-cell>
          <table:table-cell table:number-columns-repeated="2"/>
          <table:table-cell table:formula="of:=[.$AH27]-[.$AJ65]" office:value-type="float" office:value="1000" calcext:value-type="float">
            <text:p>1000</text:p>
          </table:table-cell>
          <table:table-cell table:formula="of:=[.$AI27]-[.$AK65]" office:value-type="float" office:value="4" calcext:value-type="float">
            <text:p>4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2" office:value-type="string" calcext:value-type="string">
            <text:p>Ironmonger Berserker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formula="of:=SUM([.C28:.H28])" office:value-type="float" office:value="7" calcext:value-type="float">
            <text:p>7</text:p>
          </table:table-cell>
          <table:table-cell/>
          <table:table-cell table:style-name="ce31" office:value-type="string" calcext:value-type="string">
            <text:p>Tech 26</text:p>
          </table:table-cell>
          <table:table-cell table:style-name="ce35" office:value-type="float" office:value="1.6" calcext:value-type="float">
            <text:p>1,60</text:p>
          </table:table-cell>
          <table:table-cell table:style-name="ce39" office:value-type="float" office:value="1.65" calcext:value-type="float">
            <text:p>1,65</text:p>
          </table:table-cell>
          <table:table-cell table:style-name="ce31" office:value-type="string" calcext:value-type="string">
            <text:p>Tech 26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6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table:formula="of:=[.$T25]*(1+[.$AA$6])" office:value-type="float" office:value="4" calcext:value-type="float">
            <text:p>4</text:p>
          </table:table-cell>
          <table:table-cell table:number-columns-repeated="2"/>
          <table:table-cell table:formula="of:=[.$AD28]-[.$AF66]" office:value-type="float" office:value="1000" calcext:value-type="float">
            <text:p>1000</text:p>
          </table:table-cell>
          <table:table-cell table:formula="of:=[.$AE28]-[.$AG66]" office:value-type="float" office:value="4" calcext:value-type="float">
            <text:p>4</text:p>
          </table:table-cell>
          <table:table-cell table:number-columns-repeated="2"/>
          <table:table-cell table:formula="of:=[.$AH28]-[.$AJ66]" office:value-type="float" office:value="1000" calcext:value-type="float">
            <text:p>1000</text:p>
          </table:table-cell>
          <table:table-cell table:formula="of:=[.$AI28]-[.$AK66]" office:value-type="float" office:value="4" calcext:value-type="float">
            <text:p>4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Facebreaker Battalion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formula="of:=SUM([.C29:.H29])" office:value-type="float" office:value="7" calcext:value-type="float">
            <text:p>7</text:p>
          </table:table-cell>
          <table:table-cell/>
          <table:table-cell table:style-name="ce31" office:value-type="string" calcext:value-type="string">
            <text:p>Tech 27</text:p>
          </table:table-cell>
          <table:table-cell table:style-name="ce34" office:value-type="float" office:value="2.1" calcext:value-type="float">
            <text:p>2,10</text:p>
          </table:table-cell>
          <table:table-cell table:style-name="ce38" office:value-type="float" office:value="1.65" calcext:value-type="float">
            <text:p>1,65</text:p>
          </table:table-cell>
          <table:table-cell table:style-name="ce31" office:value-type="string" calcext:value-type="string">
            <text:p>Tech 27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7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formula="of:=[.$T26]*(1+[.$AA$6])" office:value-type="float" office:value="4" calcext:value-type="float">
            <text:p>4</text:p>
          </table:table-cell>
          <table:table-cell table:number-columns-repeated="2"/>
          <table:table-cell table:formula="of:=[.$AD29]-[.$AF67]" office:value-type="float" office:value="1000" calcext:value-type="float">
            <text:p>1000</text:p>
          </table:table-cell>
          <table:table-cell table:formula="of:=[.$AE29]-[.$AG67]" office:value-type="float" office:value="4" calcext:value-type="float">
            <text:p>4</text:p>
          </table:table-cell>
          <table:table-cell table:number-columns-repeated="2"/>
          <table:table-cell table:formula="of:=[.$AH29]-[.$AJ67]" office:value-type="float" office:value="1000" calcext:value-type="float">
            <text:p>1000</text:p>
          </table:table-cell>
          <table:table-cell table:formula="of:=[.$AI29]-[.$AK67]" office:value-type="float" office:value="4" calcext:value-type="float">
            <text:p>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1" office:value-type="string" calcext:value-type="string">
            <text:p>Field Butcher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formula="of:=SUM([.C30:.H30])"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Tech 28</text:p>
          </table:table-cell>
          <table:table-cell table:style-name="ce35" office:value-type="float" office:value="2.1" calcext:value-type="float">
            <text:p>2,10</text:p>
          </table:table-cell>
          <table:table-cell table:style-name="ce39" office:value-type="float" office:value="2.15" calcext:value-type="float">
            <text:p>2,15</text:p>
          </table:table-cell>
          <table:table-cell table:style-name="ce31" office:value-type="string" calcext:value-type="string">
            <text:p>Tech 28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8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$T27]*(1+[.$AA$6])" office:value-type="float" office:value="4" calcext:value-type="float">
            <text:p>4</text:p>
          </table:table-cell>
          <table:table-cell table:number-columns-repeated="2"/>
          <table:table-cell table:formula="of:=[.$AD30]-[.$AF68]" office:value-type="float" office:value="1000" calcext:value-type="float">
            <text:p>1000</text:p>
          </table:table-cell>
          <table:table-cell table:formula="of:=[.$AE30]-[.$AG68]" office:value-type="float" office:value="4" calcext:value-type="float">
            <text:p>4</text:p>
          </table:table-cell>
          <table:table-cell table:number-columns-repeated="2"/>
          <table:table-cell table:formula="of:=[.$AH30]-[.$AJ68]" office:value-type="float" office:value="1000" calcext:value-type="float">
            <text:p>1000</text:p>
          </table:table-cell>
          <table:table-cell table:formula="of:=[.$AI30]-[.$AK68]" office:value-type="float" office:value="4" calcext:value-type="float">
            <text:p>4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Pipegun Line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1:.H31])"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Tech 29</text:p>
          </table:table-cell>
          <table:table-cell table:style-name="ce35" office:value-type="float" office:value="2.1" calcext:value-type="float">
            <text:p>2,10</text:p>
          </table:table-cell>
          <table:table-cell table:style-name="ce39" office:value-type="float" office:value="2.15" calcext:value-type="float">
            <text:p>2,15</text:p>
          </table:table-cell>
          <table:table-cell table:style-name="ce31" office:value-type="string" calcext:value-type="string">
            <text:p>Tech 29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29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[.$T28]*(1+[.$AA$6])" office:value-type="float" office:value="5" calcext:value-type="float">
            <text:p>5</text:p>
          </table:table-cell>
          <table:table-cell table:number-columns-repeated="2"/>
          <table:table-cell table:formula="of:=[.$AD31]-[.$AF69]" office:value-type="float" office:value="1000" calcext:value-type="float">
            <text:p>1000</text:p>
          </table:table-cell>
          <table:table-cell table:formula="of:=[.$AE31]-[.$AG69]" office:value-type="float" office:value="5" calcext:value-type="float">
            <text:p>5</text:p>
          </table:table-cell>
          <table:table-cell table:number-columns-repeated="2"/>
          <table:table-cell table:formula="of:=[.$AH31]-[.$AJ69]" office:value-type="float" office:value="1000" calcext:value-type="float">
            <text:p>1000</text:p>
          </table:table-cell>
          <table:table-cell table:formula="of:=[.$AI31]-[.$AK69]" office:value-type="float" office:value="5" calcext:value-type="float">
            <text:p>5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2"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12" office:value-type="string" calcext:value-type="string">
            <text:p>Bologorash Axelobber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2:.H32])" office:value-type="float" office:value="12" calcext:value-type="float">
            <text:p>12</text:p>
          </table:table-cell>
          <table:table-cell/>
          <table:table-cell table:style-name="ce31" office:value-type="string" calcext:value-type="string">
            <text:p>Tech 30</text:p>
          </table:table-cell>
          <table:table-cell table:style-name="ce35" office:value-type="float" office:value="2.1" calcext:value-type="float">
            <text:p>2,10</text:p>
          </table:table-cell>
          <table:table-cell table:style-name="ce39" office:value-type="float" office:value="2.15" calcext:value-type="float">
            <text:p>2,15</text:p>
          </table:table-cell>
          <table:table-cell table:style-name="ce31" office:value-type="string" calcext:value-type="string">
            <text:p>Tech 30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4" calcext:value-type="float">
            <text:p>4,00</text:p>
          </table:table-cell>
          <table:table-cell table:style-name="ce31" office:value-type="string" calcext:value-type="string">
            <text:p>Tech 30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,25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$T29]*(1+[.$AA$6])" office:value-type="float" office:value="5" calcext:value-type="float">
            <text:p>5</text:p>
          </table:table-cell>
          <table:table-cell table:number-columns-repeated="2"/>
          <table:table-cell table:formula="of:=[.$AD32]-[.$AF70]" office:value-type="float" office:value="1000" calcext:value-type="float">
            <text:p>1000</text:p>
          </table:table-cell>
          <table:table-cell table:formula="of:=[.$AE32]-[.$AG70]" office:value-type="float" office:value="5" calcext:value-type="float">
            <text:p>5</text:p>
          </table:table-cell>
          <table:table-cell table:number-columns-repeated="2"/>
          <table:table-cell table:formula="of:=[.$AH32]-[.$AJ70]" office:value-type="float" office:value="1000" calcext:value-type="float">
            <text:p>1000</text:p>
          </table:table-cell>
          <table:table-cell table:formula="of:=[.$AI32]-[.$AK70]" office:value-type="float" office:value="5" calcext:value-type="float">
            <text:p>5</text:p>
          </table:table-cell>
          <table:table-cell table:number-columns-repeated="14"/>
          <table:table-cell office:value-type="float" office:value="27" calcext:value-type="float">
            <text:p>27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Pipe Pistolier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3:.H33])" office:value-type="float" office:value="12" calcext:value-type="float">
            <text:p>12</text:p>
          </table:table-cell>
          <table:table-cell/>
          <table:table-cell table:style-name="ce31" office:value-type="string" calcext:value-type="string">
            <text:p>Tech 31</text:p>
          </table:table-cell>
          <table:table-cell table:style-name="ce34" office:value-type="float" office:value="3.1" calcext:value-type="float">
            <text:p>3,10</text:p>
          </table:table-cell>
          <table:table-cell table:style-name="ce38" office:value-type="float" office:value="2.15" calcext:value-type="float">
            <text:p>2,15</text:p>
          </table:table-cell>
          <table:table-cell table:style-name="ce31" office:value-type="string" calcext:value-type="string">
            <text:p>Tech 31</text:p>
          </table:table-cell>
          <table:table-cell table:style-name="ce35" office:value-type="float" office:value="1" calcext:value-type="float">
            <text:p>1,00</text:p>
          </table:table-cell>
          <table:table-cell table:style-name="ce39" office:value-type="float" office:value="5" calcext:value-type="float">
            <text:p>5,00</text:p>
          </table:table-cell>
          <table:table-cell table:style-name="ce31" office:value-type="string" calcext:value-type="string">
            <text:p>Tech 31</text:p>
          </table:table-cell>
          <table:table-cell table:style-name="ce34" office:value-type="float" office:value="6.4" calcext:value-type="float">
            <text:p>6,40</text:p>
          </table:table-cell>
          <table:table-cell table:style-name="ce38" office:value-type="float" office:value="0.45" calcext:value-type="float">
            <text:p>0,45</text:p>
          </table:table-cell>
          <table:table-cell office:value-type="float" office:value="6" calcext:value-type="float">
            <text:p>6</text:p>
          </table:table-cell>
          <table:table-cell office:value-type="float" office:value="3.25" calcext:value-type="float">
            <text:p>3,25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table:formula="of:=[.$T30]*(1+[.$AA$6])" office:value-type="float" office:value="5" calcext:value-type="float">
            <text:p>5</text:p>
          </table:table-cell>
          <table:table-cell table:number-columns-repeated="2"/>
          <table:table-cell table:formula="of:=[.$AD33]-[.$AF71]" office:value-type="float" office:value="1000" calcext:value-type="float">
            <text:p>1000</text:p>
          </table:table-cell>
          <table:table-cell table:formula="of:=[.$AE33]-[.$AG71]" office:value-type="float" office:value="5" calcext:value-type="float">
            <text:p>5</text:p>
          </table:table-cell>
          <table:table-cell table:number-columns-repeated="2"/>
          <table:table-cell table:formula="of:=[.$AH33]-[.$AJ71]" office:value-type="float" office:value="1000" calcext:value-type="float">
            <text:p>1000</text:p>
          </table:table-cell>
          <table:table-cell table:formula="of:=[.$AI33]-[.$AK71]" office:value-type="float" office:value="5" calcext:value-type="float">
            <text:p>5</text:p>
          </table:table-cell>
          <table:table-cell table:number-columns-repeated="14"/>
          <table:table-cell office:value-type="float" office:value="28" calcext:value-type="float">
            <text:p>28</text:p>
          </table:table-cell>
          <table:table-cell table:number-columns-repeated="24"/>
          <table:table-cell office:value-type="float" office:value="28" calcext:value-type="float">
            <text:p>28</text:p>
          </table:table-cell>
          <table:table-cell table:number-columns-repeated="24"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2">
          <table:table-cell table:style-name="ce4" office:value-type="float" office:value="19" calcext:value-type="float" table:number-columns-spanned="1" table:number-rows-spanned="2">
            <text:p>19</text:p>
          </table:table-cell>
          <table:table-cell table:style-name="ce11" office:value-type="string" calcext:value-type="string">
            <text:p>Grog'd Berserkers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34:.H34])" office:value-type="float" office:value="15" calcext:value-type="float">
            <text:p>15</text:p>
          </table:table-cell>
          <table:table-cell/>
          <table:table-cell table:style-name="ce32" office:value-type="string" calcext:value-type="string">
            <text:p>Tech 32</text:p>
          </table:table-cell>
          <table:table-cell table:style-name="ce36" office:value-type="float" office:value="3.1" calcext:value-type="float">
            <text:p>3,10</text:p>
          </table:table-cell>
          <table:table-cell table:style-name="ce40" office:value-type="float" office:value="2.15" calcext:value-type="float">
            <text:p>2,15</text:p>
          </table:table-cell>
          <table:table-cell table:style-name="ce32" office:value-type="string" calcext:value-type="string">
            <text:p>Tech 32</text:p>
          </table:table-cell>
          <table:table-cell table:style-name="ce42" office:value-type="float" office:value="1" calcext:value-type="float">
            <text:p>1,00</text:p>
          </table:table-cell>
          <table:table-cell table:style-name="ce44" office:value-type="float" office:value="5" calcext:value-type="float">
            <text:p>5,00</text:p>
          </table:table-cell>
          <table:table-cell table:style-name="ce32" office:value-type="string" calcext:value-type="string">
            <text:p>Tech 32</text:p>
          </table:table-cell>
          <table:table-cell table:style-name="ce36" office:value-type="float" office:value="8.4" calcext:value-type="float">
            <text:p>8,40</text:p>
          </table:table-cell>
          <table:table-cell table:style-name="ce40"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table:formula="of:=[.$T31]*(1+[.$AA$6])" office:value-type="float" office:value="5" calcext:value-type="float">
            <text:p>5</text:p>
          </table:table-cell>
          <table:table-cell table:number-columns-repeated="2"/>
          <table:table-cell table:formula="of:=[.$AD34]-[.$AF72]" office:value-type="float" office:value="1000" calcext:value-type="float">
            <text:p>1000</text:p>
          </table:table-cell>
          <table:table-cell table:formula="of:=[.$AE34]-[.$AG72]" office:value-type="float" office:value="5" calcext:value-type="float">
            <text:p>5</text:p>
          </table:table-cell>
          <table:table-cell table:number-columns-repeated="2"/>
          <table:table-cell table:formula="of:=[.$AH34]-[.$AJ72]" office:value-type="float" office:value="1000" calcext:value-type="float">
            <text:p>1000</text:p>
          </table:table-cell>
          <table:table-cell table:formula="of:=[.$AI34]-[.$AK72]" office:value-type="float" office:value="5" calcext:value-type="float">
            <text:p>5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Carbine Irregulars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5:.H35])" office:value-type="float" office:value="15" calcext:value-type="float">
            <text:p>15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[.$T32]*(1+[.$AA$6])" office:value-type="float" office:value="6" calcext:value-type="float">
            <text:p>6</text:p>
          </table:table-cell>
          <table:table-cell table:number-columns-repeated="2"/>
          <table:table-cell table:formula="of:=[.$AD35]-[.$AF73]" office:value-type="float" office:value="1000" calcext:value-type="float">
            <text:p>1000</text:p>
          </table:table-cell>
          <table:table-cell table:formula="of:=[.$AE35]-[.$AG73]" office:value-type="float" office:value="6" calcext:value-type="float">
            <text:p>6</text:p>
          </table:table-cell>
          <table:table-cell table:number-columns-repeated="2"/>
          <table:table-cell table:formula="of:=[.$AH35]-[.$AJ73]" office:value-type="float" office:value="1000" calcext:value-type="float">
            <text:p>1000</text:p>
          </table:table-cell>
          <table:table-cell table:formula="of:=[.$AI35]-[.$AK73]" office:value-type="float" office:value="6" calcext:value-type="float">
            <text:p>6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24"/>
          <table:table-cell office:value-type="float" office:value="30" calcext:value-type="float">
            <text:p>30</text:p>
          </table:table-cell>
          <table:table-cell table:number-columns-repeated="24"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2">
          <table:table-cell table:style-name="ce5" office:value-type="float" office:value="23" calcext:value-type="float" table:number-columns-spanned="1" table:number-rows-spanned="2">
            <text:p>23</text:p>
          </table:table-cell>
          <table:table-cell table:style-name="ce12" office:value-type="string" calcext:value-type="string">
            <text:p>Axeshot Skirmisher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36:.H36])" office:value-type="float" office:value="16" calcext:value-type="float">
            <text:p>16</text:p>
          </table:table-cell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table:formula="of:=[.$T33]*(1+[.$AA$6])" office:value-type="float" office:value="6" calcext:value-type="float">
            <text:p>6</text:p>
          </table:table-cell>
          <table:table-cell table:number-columns-repeated="2"/>
          <table:table-cell table:formula="of:=[.$AD36]-[.$AF74]" office:value-type="float" office:value="1000" calcext:value-type="float">
            <text:p>1000</text:p>
          </table:table-cell>
          <table:table-cell table:formula="of:=[.$AE36]-[.$AG74]" office:value-type="float" office:value="6" calcext:value-type="float">
            <text:p>6</text:p>
          </table:table-cell>
          <table:table-cell table:number-columns-repeated="2"/>
          <table:table-cell table:formula="of:=[.$AH36]-[.$AJ74]" office:value-type="float" office:value="1000" calcext:value-type="float">
            <text:p>1000</text:p>
          </table:table-cell>
          <table:table-cell table:formula="of:=[.$AI36]-[.$AK74]" office:value-type="float" office:value="6" calcext:value-type="float">
            <text:p>6</text:p>
          </table:table-cell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24"/>
          <table:table-cell office:value-type="float" office:value="31" calcext:value-type="float">
            <text:p>31</text:p>
          </table:table-cell>
          <table:table-cell table:number-columns-repeated="24"/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2">
          <table:covered-table-cell table:style-name="ce3"/>
          <table:table-cell table:style-name="ce12" office:value-type="string" calcext:value-type="string">
            <text:p>Flintlock Expeditionaries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7:.H37])" office:value-type="float" office:value="16" calcext:value-type="float">
            <text:p>16</text:p>
          </table:table-cell>
          <table:table-cell table:number-columns-repeated="19"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[.$T34]*(1+[.$AA$6])" office:value-type="float" office:value="6" calcext:value-type="float">
            <text:p>6</text:p>
          </table:table-cell>
          <table:table-cell table:number-columns-repeated="2"/>
          <table:table-cell table:formula="of:=[.$AD37]-[.$AF75]" office:value-type="float" office:value="1000" calcext:value-type="float">
            <text:p>1000</text:p>
          </table:table-cell>
          <table:table-cell table:formula="of:=[.$AE37]-[.$AG75]" office:value-type="float" office:value="6" calcext:value-type="float">
            <text:p>6</text:p>
          </table:table-cell>
          <table:table-cell table:number-columns-repeated="2"/>
          <table:table-cell table:formula="of:=[.$AH37]-[.$AJ75]" office:value-type="float" office:value="1000" calcext:value-type="float">
            <text:p>1000</text:p>
          </table:table-cell>
          <table:table-cell table:formula="of:=[.$AI37]-[.$AK75]" office:value-type="float" office:value="6" calcext:value-type="float">
            <text:p>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24"/>
          <table:table-cell office:value-type="float" office:value="32" calcext:value-type="float">
            <text:p>32</text:p>
          </table:table-cell>
          <table:table-cell table:number-columns-repeated="24"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11" office:value-type="string" calcext:value-type="string">
            <text:p>Earthshatter Formatio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38:.H38])" office:value-type="float" office:value="19" calcext:value-type="float">
            <text:p>19</text:p>
          </table:table-cell>
          <table:table-cell table:number-columns-repeated="19"/>
          <table:table-cell table:style-name="Default" table:number-columns-repeated="13"/>
          <table:table-cell table:number-columns-repeated="6"/>
          <table:table-cell table:style-name="ce47" table:number-columns-repeated="6"/>
          <table:table-cell table:style-name="Default"/>
          <table:table-cell table:number-columns-repeated="24"/>
          <table:table-cell table:style-name="Default"/>
          <table:table-cell table:number-columns-repeated="24"/>
          <table:table-cell table:style-name="Default"/>
          <table:table-cell table:number-columns-repeated="28"/>
        </table:table-row>
        <table:table-row table:style-name="ro2">
          <table:covered-table-cell table:style-name="ce3"/>
          <table:table-cell table:style-name="ce11" office:value-type="string" calcext:value-type="string">
            <text:p>The Jaddarin Drill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formula="of:=SUM([.C39:.H39])" office:value-type="float" office:value="19" calcext:value-type="float">
            <text:p>19</text:p>
          </table:table-cell>
          <table:table-cell table:number-columns-repeated="13"/>
          <table:table-cell table:style-name="ce51" office:value-type="string" calcext:value-type="string" table:number-columns-spanned="106" table:number-rows-spanned="1">
            <text:p>Orcish</text:p>
          </table:table-cell>
          <table:covered-table-cell table:number-columns-repeated="4" table:style-name="ce51"/>
          <table:covered-table-cell/>
          <table:covered-table-cell table:number-columns-repeated="13" table:style-name="Default"/>
          <table:covered-table-cell table:number-columns-repeated="6"/>
          <table:covered-table-cell table:number-columns-repeated="6" table:style-name="ce47"/>
          <table:covered-table-cell table:style-name="Default"/>
          <table:covered-table-cell table:number-columns-repeated="24"/>
          <table:covered-table-cell table:style-name="Default"/>
          <table:covered-table-cell table:number-columns-repeated="24"/>
          <table:covered-table-cell table:style-name="Default"/>
          <table:covered-table-cell table:number-columns-repeated="24"/>
          <table:table-cell table:number-columns-repeated="4"/>
        </table:table-row>
        <table:table-row table:style-name="ro2">
          <table:table-cell table:style-name="ce5" office:value-type="float" office:value="30" calcext:value-type="float" table:number-columns-spanned="1" table:number-rows-spanned="2">
            <text:p>30</text:p>
          </table:table-cell>
          <table:table-cell table:style-name="ce12" office:value-type="string" calcext:value-type="string">
            <text:p>Roadprowler Divisions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40:.H40])" office:value-type="float" office:value="21" calcext:value-type="float">
            <text:p>21</text:p>
          </table:table-cell>
          <table:table-cell table:number-columns-repeated="13"/>
          <table:table-cell table:style-name="ce51" office:value-type="string" calcext:value-type="string">
            <text:p>Racial Modifiers</text:p>
          </table:table-cell>
          <table:table-cell table:style-name="ce51" office:value-type="string" calcext:value-type="string" table:number-columns-spanned="3" table:number-rows-spanned="1">
            <text:p>Country modifiers excluding racial ones</text:p>
          </table:table-cell>
          <table:covered-table-cell table:number-columns-repeated="2" table:style-name="ce51"/>
          <table:table-cell table:style-name="ce51" office:value-type="string" calcext:value-type="string">
            <text:p>Real</text:p>
          </table:table-cell>
          <table:table-cell/>
          <table:table-cell table:style-name="ce50" office:value-type="string" calcext:value-type="string" table:number-columns-spanned="25" table:number-rows-spanned="1">
            <text:p>Infantry vs Infantry</text:p>
          </table:table-cell>
          <table:covered-table-cell table:number-columns-repeated="2" table:style-name="ce56"/>
          <table:covered-table-cell table:number-columns-repeated="10" table:style-name="Default"/>
          <table:covered-table-cell table:number-columns-repeated="12"/>
          <table:table-cell table:style-name="ce54" office:value-type="string" calcext:value-type="string" table:number-columns-spanned="25" table:number-rows-spanned="1">
            <text:p>Cavalry vs Cavalry</text:p>
          </table:table-cell>
          <table:covered-table-cell table:number-columns-repeated="2" table:style-name="ce56"/>
          <table:covered-table-cell table:number-columns-repeated="22"/>
          <table:table-cell table:style-name="ce50" office:value-type="string" calcext:value-type="string" table:number-columns-spanned="25" table:number-rows-spanned="1">
            <text:p>Artillery <text:s/>vs Infantry</text:p>
          </table:table-cell>
          <table:covered-table-cell table:number-columns-repeated="2" table:style-name="ce56"/>
          <table:covered-table-cell table:number-columns-repeated="22"/>
          <table:table-cell table:style-name="ce54" office:value-type="string" calcext:value-type="string" table:number-columns-spanned="25" table:number-rows-spanned="1">
            <text:p>Artillery vs Cavalry</text:p>
          </table:table-cell>
          <table:covered-table-cell table:number-columns-repeated="2" table:style-name="ce56"/>
          <table:covered-table-cell table:number-columns-repeated="22"/>
          <table:table-cell table:number-columns-repeated="4"/>
        </table:table-row>
        <table:table-row table:style-name="ro2">
          <table:covered-table-cell table:style-name="ce3"/>
          <table:table-cell table:style-name="ce12" office:value-type="string" calcext:value-type="string">
            <text:p>Longrifle Powder-Legions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formula="of:=SUM([.C41:.H41])" office:value-type="float" office:value="21" calcext:value-type="float">
            <text:p>21</text:p>
          </table:table-cell>
          <table:table-cell table:number-columns-repeated="13"/>
          <table:table-cell table:style-name="ce47" table:number-columns-repeated="2"/>
          <table:table-cell table:style-name="ce47" office:value-type="string" calcext:value-type="string">
            <text:p>Dice Roll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formula="of:=[.Z41]+[.W41]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 table:style-name="Default"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style-name="ce50" office:value-type="string" calcext:value-type="string">
            <text:p>Day</text:p>
          </table:table-cell>
          <table:table-cell table:style-name="ce57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0"/>
          <table:covered-table-cell/>
          <table:table-cell table:style-name="ce57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60"/>
          <table:covered-table-cell/>
          <table:table-cell table:style-name="ce57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0"/>
          <table:covered-table-cell/>
          <table:table-cell table:style-name="ce57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60"/>
          <table:covered-table-cell/>
          <table:table-cell table:style-name="ce57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60"/>
          <table:covered-table-cell/>
          <table:table-cell table:style-name="ce57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60"/>
          <table:covered-table-cell/>
          <table:table-cell table:number-columns-repeated="4"/>
        </table:table-row>
        <table:table-row table:style-name="ro3">
          <table:table-cell table:number-columns-repeated="22"/>
          <table:table-cell table:style-name="ce47" table:number-columns-repeated="2"/>
          <table:table-cell table:style-name="ce47" office:value-type="string" calcext:value-type="string">
            <text:p>Roll Bonus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Z42]+[.W4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 table:style-name="Default"/>
          <table:covered-table-cell table:style-name="ce62" office:value-type="string" calcext:value-type="string">
            <text:p>Fire</text:p>
          </table:covered-table-cell>
          <table:covered-table-cell table:number-columns-repeated="3" table:style-name="Default"/>
          <table:covered-table-cell table:style-name="ce62" office:value-type="string" calcext:value-type="string">
            <text:p>Fire</text:p>
          </table:covered-table-cell>
          <table:covered-table-cell table:number-columns-repeated="3" table:style-name="Default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50" office:value-type="string" calcext:value-type="string">
            <text:p>Phase</text:p>
          </table:table-cell>
          <table:table-cell table:style-name="ce58" office:value-type="string" calcext:value-type="string" table:number-columns-spanned="12" table:number-rows-spanned="1">
            <text:p>Fire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style-name="ce63" office:value-type="string" calcext:value-type="string" table:number-columns-spanned="12" table:number-rows-spanned="1">
            <text:p>Shock</text:p>
          </table: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covered-table-cell table:style-name="ce62" office:value-type="string" calcext:value-type="string">
            <text:p>Fire</text:p>
          </table:covered-table-cell>
          <table:covered-table-cell table:number-columns-repeated="3"/>
          <table:table-cell table:number-columns-repeated="4"/>
        </table:table-row>
        <table:table-row table:style-name="ro3">
          <table:table-cell table:number-columns-repeated="24"/>
          <table:table-cell table:style-name="ce47" office:value-type="string" calcext:value-type="string">
            <text:p>Terrain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Z43]+[.W4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Technology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2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2" office:value-type="string" calcext:value-type="string">
            <text:p>Damage</text:p>
          </table:table-cell>
          <table:table-cell table:style-name="ce53" office:value-type="string" calcext:value-type="string">
            <text:p>Damag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Technology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style-name="ce50" office:value-type="string" calcext:value-type="string">
            <text:p>Strength</text:p>
          </table:table-cell>
          <table:table-cell table:style-name="ce53" office:value-type="string" calcext:value-type="string">
            <text:p>Morale</text:p>
          </table:table-cell>
          <table:table-cell table:number-columns-repeated="4"/>
        </table:table-row>
        <table:table-row table:style-name="ro3">
          <table:table-cell table:number-columns-repeated="22"/>
          <table:table-cell table:style-name="ce47" table:number-columns-repeated="2"/>
          <table:table-cell table:style-name="ce53" office:value-type="string" calcext:value-type="string">
            <text:p>Morale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44]+[.W4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$T3]*(1+[.$AA$44])" office:value-type="float" office:value="2" calcext:value-type="float">
            <text:p>2</text:p>
          </table:table-cell>
          <table:table-cell table:formula="of:=FLOOR((15+5*([.$AA$41]+[.$AA$42]+MAX(0;[.$AA$56]-[.$AA$18])+[.$C$27]-[.$D$4]-[.$AA$43]))*(([.$AD44]/1000)*([.$L3]/[.$U3])*(1+[.$AA$46])+(1+[.$AA$7])*(1+[.AD$41]))*(1+[.$AA$49])*(1+[.$AA$12]))" office:value-type="float" office:value="97" calcext:value-type="float">
            <text:p>97</text:p>
          </table:table-cell>
          <table:table-cell table:formula="of:=ROUND((15+5*([.$AA$41]+[.$AA$42]+MAX(0;[.$AA$56]-[.$AA$18])+[.$C$27]+[.$G$27]-[.$D$4]-[.$H$4]-[.$AA$43]))*(([.$AD44]/1000)*([.$L3]/[.$U3])*(1+[.$AA$46])+(1+[.$AA$45])*(1+[.AD$41]))*(1+[.$AA$53])*(1+[.$AA$16])*([.$AE44]/540)+([.$AE44]/100);2)" office:value-type="float" office:value="0.42" calcext:value-type="float">
            <text:p>0,42</text:p>
          </table:table-cell>
          <table:table-cell table:formula="of:=[.$AD44]-[.$AF6]" office:value-type="float" office:value="898" calcext:value-type="float">
            <text:p>898</text:p>
          </table:table-cell>
          <table:table-cell table:formula="of:=[.$AE44]-[.$AG6]" office:value-type="float" office:value="1.58" calcext:value-type="float">
            <text:p>1,58</text:p>
          </table:table-cell>
          <table:table-cell table:formula="of:=FLOOR((15+5*([.$AA$41]+[.$AA$42]+MAX(0;[.$AA$56]-[.$AA$18])+[.$C$27]-[.$D$4]-[.$AA$43]))*(([.$AH44]/1000)*([.$L3]/[.$U3])*(1+[.$AA$46])+(1+[.$AA$7])*(1+[.AH$41]))*(1+[.$AA$49])*(1+[.$AA$12]))" office:value-type="float" office:value="130" calcext:value-type="float">
            <text:p>130</text:p>
          </table:table-cell>
          <table:table-cell table:formula="of:=ROUND((15+5*([.$AA$41]+[.$AA$42]+MAX(0;[.$AA$56]-[.$AA$18])+[.$C$27]+[.$G$27]-[.$D$4]-[.$H$4]-[.$AA$43]))*(([.$AH44]/1000)*([.$L3]/[.$U3])*(1+[.$AA$46])+(1+[.$AA$45])*(1+[.AH$41]))*(1+[.$AA$53])*(1+[.$AA$16])*([.$AI44]/540)+([.$AI44]/100);2)" office:value-type="float" office:value="0.44" calcext:value-type="float">
            <text:p>0,44</text:p>
          </table:table-cell>
          <table:table-cell table:formula="of:=[.$AH44]-[.$AJ6]" office:value-type="float" office:value="760" calcext:value-type="float">
            <text:p>760</text:p>
          </table:table-cell>
          <table:table-cell table:formula="of:=[.$AI44]-[.$AK6]" office:value-type="float" office:value="1.14" calcext:value-type="float">
            <text:p>1,14</text:p>
          </table:table-cell>
          <table:table-cell table:formula="of:=FLOOR((15+5*([.$AA$41]+[.$AA$42]+MAX(0;[.$AA$56]-[.$AA$18])+[.$C$27]-[.$D$4]-[.$AA$43]))*(([.$AJ44]/1000)*([.$L3]/[.$U3])*(1+[.$AA$46])+(1+[.$AA$7])*(1+[.AL$41]))*(1+[.$AA$49])*(1+[.$AA$12]))" office:value-type="float" office:value="147" calcext:value-type="float">
            <text:p>147</text:p>
          </table:table-cell>
          <table:table-cell table:formula="of:=ROUND((15+5*([.$AA$41]+[.$AA$42]+MAX(0;[.$AA$56]-[.$AA$18])+[.$C$27]+[.$G$27]-[.$D$4]-[.$H$4]-[.$AA$43]))*(([.$AL44]/1000)*([.$L3]/[.$U3])*(1+[.$AA$46])+(1+[.$AA$45])*(1+[.AL$41]))*(1+[.$AA$53])*(1+[.$AA$16])*([.$AM44]/540)+([.$AM44]/100);2)" office:value-type="float" office:value="0.39" calcext:value-type="float">
            <text:p>0,39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7" table:number-columns-repeated="2"/>
          <table:table-cell table:style-name="ce50" office:value-type="string" calcext:value-type="string">
            <text:p>Discipline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45]+[.W45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$T4]*(1+[.$AA$44])" office:value-type="float" office:value="2" calcext:value-type="float">
            <text:p>2</text:p>
          </table:table-cell>
          <table:table-cell table:formula="of:=FLOOR((15+5*([.$AA$41]+[.$AA$42]+MAX(0;[.$AA$56]-[.$AA$18])+[.$C$27]-[.$D$4]-[.$AA$43]))*(([.$AD45]/1000)*([.$L4]/[.$U4])*(1+[.$AA$46])+(1+[.$AA$7])*(1+[.AD$41]))*(1+[.$AA$49])*(1+[.$AA$12]))" office:value-type="float" office:value="97" calcext:value-type="float">
            <text:p>97</text:p>
          </table:table-cell>
          <table:table-cell table:formula="of:=ROUND((15+5*([.$AA$41]+[.$AA$42]+MAX(0;[.$AA$56]-[.$AA$18])+[.$C$27]+[.$G$27]-[.$D$4]-[.$H$4]-[.$AA$43]))*(([.$AD45]/1000)*([.$L4]/[.$U4])*(1+[.$AA$46])+(1+[.$AA$45])*(1+[.AD$41]))*(1+[.$AA$53])*(1+[.$AA$16])*([.$AE45]/540)+([.$AE45]/100);2)" office:value-type="float" office:value="0.42" calcext:value-type="float">
            <text:p>0,42</text:p>
          </table:table-cell>
          <table:table-cell table:formula="of:=[.$AD45]-[.$AF7]" office:value-type="float" office:value="898" calcext:value-type="float">
            <text:p>898</text:p>
          </table:table-cell>
          <table:table-cell table:formula="of:=[.$AE45]-[.$AG7]" office:value-type="float" office:value="1.58" calcext:value-type="float">
            <text:p>1,58</text:p>
          </table:table-cell>
          <table:table-cell table:formula="of:=FLOOR((15+5*([.$AA$41]+[.$AA$42]+MAX(0;[.$AA$56]-[.$AA$18])+[.$C$27]-[.$D$4]-[.$AA$43]))*(([.$AH45]/1000)*([.$L4]/[.$U4])*(1+[.$AA$46])+(1+[.$AA$7])*(1+[.AH$41]))*(1+[.$AA$49])*(1+[.$AA$12]))" office:value-type="float" office:value="130" calcext:value-type="float">
            <text:p>130</text:p>
          </table:table-cell>
          <table:table-cell table:formula="of:=ROUND((15+5*([.$AA$41]+[.$AA$42]+MAX(0;[.$AA$56]-[.$AA$18])+[.$C$27]+[.$G$27]-[.$D$4]-[.$H$4]-[.$AA$43]))*(([.$AH45]/1000)*([.$L4]/[.$U4])*(1+[.$AA$46])+(1+[.$AA$45])*(1+[.AH$41]))*(1+[.$AA$53])*(1+[.$AA$16])*([.$AI45]/540)+([.$AI45]/100);2)" office:value-type="float" office:value="0.44" calcext:value-type="float">
            <text:p>0,44</text:p>
          </table:table-cell>
          <table:table-cell table:formula="of:=[.$AH45]-[.$AJ7]" office:value-type="float" office:value="760" calcext:value-type="float">
            <text:p>760</text:p>
          </table:table-cell>
          <table:table-cell table:formula="of:=[.$AI45]-[.$AK7]" office:value-type="float" office:value="1.14" calcext:value-type="float">
            <text:p>1,14</text:p>
          </table:table-cell>
          <table:table-cell table:formula="of:=FLOOR((15+5*([.$AA$41]+[.$AA$42]+MAX(0;[.$AA$56]-[.$AA$18])+[.$C$27]-[.$D$4]-[.$AA$43]))*(([.$AJ45]/1000)*([.$L4]/[.$U4])*(1+[.$AA$46])+(1+[.$AA$7])*(1+[.AL$41]))*(1+[.$AA$49])*(1+[.$AA$12]))" office:value-type="float" office:value="147" calcext:value-type="float">
            <text:p>147</text:p>
          </table:table-cell>
          <table:table-cell table:formula="of:=ROUND((15+5*([.$AA$41]+[.$AA$42]+MAX(0;[.$AA$56]-[.$AA$18])+[.$C$27]+[.$G$27]-[.$D$4]-[.$H$4]-[.$AA$43]))*(([.$AL45]/1000)*([.$L4]/[.$U4])*(1+[.$AA$46])+(1+[.$AA$45])*(1+[.AL$41]))*(1+[.$AA$53])*(1+[.$AA$16])*([.$AM45]/540)+([.$AM45]/100);2)" office:value-type="float" office:value="0.39" calcext:value-type="float">
            <text:p>0,39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7"/>
          <table:table-cell table:style-name="ce50" office:value-type="string" calcext:value-type="string" table:number-columns-spanned="1" table:number-rows-spanned="3">
            <text:p>Combat Ability</text:p>
          </table:table-cell>
          <table:table-cell table:style-name="ce52" office:value-type="string" calcext:value-type="string">
            <text:p>Infantry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46]+[.W46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$T5]*(1+[.$AA$44])" office:value-type="float" office:value="2.5" calcext:value-type="float">
            <text:p>2,5</text:p>
          </table:table-cell>
          <table:table-cell table:formula="of:=FLOOR((15+5*([.$AA$41]+[.$AA$42]+MAX(0;[.$AA$56]-[.$AA$18])+[.$C$27]-[.$D$4]-[.$AA$43]))*(([.$AD46]/1000)*([.$L5]/[.$U5])*(1+[.$AA$46])+(1+[.$AA$7])*(1+[.AD$41]))*(1+[.$AA$49])*(1+[.$AA$12]))" office:value-type="float" office:value="97" calcext:value-type="float">
            <text:p>97</text:p>
          </table:table-cell>
          <table:table-cell table:formula="of:=ROUND((15+5*([.$AA$41]+[.$AA$42]+MAX(0;[.$AA$56]-[.$AA$18])+[.$C$27]+[.$G$27]-[.$D$4]-[.$H$4]-[.$AA$43]))*(([.$AD46]/1000)*([.$L5]/[.$U5])*(1+[.$AA$46])+(1+[.$AA$45])*(1+[.AD$41]))*(1+[.$AA$53])*(1+[.$AA$16])*([.$AE46]/540)+([.$AE46]/100);2)" office:value-type="float" office:value="0.53" calcext:value-type="float">
            <text:p>0,53</text:p>
          </table:table-cell>
          <table:table-cell table:formula="of:=[.$AD46]-[.$AF8]" office:value-type="float" office:value="898" calcext:value-type="float">
            <text:p>898</text:p>
          </table:table-cell>
          <table:table-cell table:formula="of:=[.$AE46]-[.$AG8]" office:value-type="float" office:value="1.97" calcext:value-type="float">
            <text:p>1,97</text:p>
          </table:table-cell>
          <table:table-cell table:formula="of:=FLOOR((15+5*([.$AA$41]+[.$AA$42]+MAX(0;[.$AA$56]-[.$AA$18])+[.$C$27]-[.$D$4]-[.$AA$43]))*(([.$AH46]/1000)*([.$L5]/[.$U5])*(1+[.$AA$46])+(1+[.$AA$7])*(1+[.AH$41]))*(1+[.$AA$49])*(1+[.$AA$12]))" office:value-type="float" office:value="130" calcext:value-type="float">
            <text:p>130</text:p>
          </table:table-cell>
          <table:table-cell table:formula="of:=ROUND((15+5*([.$AA$41]+[.$AA$42]+MAX(0;[.$AA$56]-[.$AA$18])+[.$C$27]+[.$G$27]-[.$D$4]-[.$H$4]-[.$AA$43]))*(([.$AH46]/1000)*([.$L5]/[.$U5])*(1+[.$AA$46])+(1+[.$AA$45])*(1+[.AH$41]))*(1+[.$AA$53])*(1+[.$AA$16])*([.$AI46]/540)+([.$AI46]/100);2)" office:value-type="float" office:value="0.55" calcext:value-type="float">
            <text:p>0,55</text:p>
          </table:table-cell>
          <table:table-cell table:formula="of:=[.$AH46]-[.$AJ8]" office:value-type="float" office:value="760" calcext:value-type="float">
            <text:p>760</text:p>
          </table:table-cell>
          <table:table-cell table:formula="of:=[.$AI46]-[.$AK8]" office:value-type="float" office:value="1.42" calcext:value-type="float">
            <text:p>1,42</text:p>
          </table:table-cell>
          <table:table-cell table:formula="of:=FLOOR((15+5*([.$AA$41]+[.$AA$42]+MAX(0;[.$AA$56]-[.$AA$18])+[.$C$27]-[.$D$4]-[.$AA$43]))*(([.$AJ46]/1000)*([.$L5]/[.$U5])*(1+[.$AA$46])+(1+[.$AA$7])*(1+[.AL$41]))*(1+[.$AA$49])*(1+[.$AA$12]))" office:value-type="float" office:value="147" calcext:value-type="float">
            <text:p>147</text:p>
          </table:table-cell>
          <table:table-cell table:formula="of:=ROUND((15+5*([.$AA$41]+[.$AA$42]+MAX(0;[.$AA$56]-[.$AA$18])+[.$C$27]+[.$G$27]-[.$D$4]-[.$H$4]-[.$AA$43]))*(([.$AL46]/1000)*([.$L5]/[.$U5])*(1+[.$AA$46])+(1+[.$AA$45])*(1+[.AL$41]))*(1+[.$AA$53])*(1+[.$AA$16])*([.$AM46]/540)+([.$AM46]/100);2)" office:value-type="float" office:value="0.49" calcext:value-type="float">
            <text:p>0,4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7"/>
          <table:covered-table-cell table:style-name="ce47"/>
          <table:table-cell table:style-name="ce54" office:value-type="string" calcext:value-type="string">
            <text:p>Cavalry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Z47]+[.W47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$T6]*(1+[.$AA$44])" office:value-type="float" office:value="3" calcext:value-type="float">
            <text:p>3</text:p>
          </table:table-cell>
          <table:table-cell table:formula="of:=FLOOR((15+5*([.$AA$41]+[.$AA$42]+MAX(0;[.$AA$56]-[.$AA$18])+[.$C$27]-[.$D$4]-[.$AA$43]))*(([.$AD47]/1000)*([.$L6]/[.$U6])*(1+[.$AA$46])+(1+[.$AA$7])*(1+[.AD$41]))*(1+[.$AA$49])*(1+[.$AA$12]))" office:value-type="float" office:value="88" calcext:value-type="float">
            <text:p>88</text:p>
          </table:table-cell>
          <table:table-cell table:formula="of:=ROUND((15+5*([.$AA$41]+[.$AA$42]+MAX(0;[.$AA$56]-[.$AA$18])+[.$C$27]+[.$G$27]-[.$D$4]-[.$H$4]-[.$AA$43]))*(([.$AD47]/1000)*([.$L6]/[.$U6])*(1+[.$AA$46])+(1+[.$AA$45])*(1+[.AD$41]))*(1+[.$AA$53])*(1+[.$AA$16])*([.$AE47]/540)+([.$AE47]/100);2)" office:value-type="float" office:value="0.58" calcext:value-type="float">
            <text:p>0,58</text:p>
          </table:table-cell>
          <table:table-cell table:formula="of:=[.$AD47]-[.$AF9]" office:value-type="float" office:value="907" calcext:value-type="float">
            <text:p>907</text:p>
          </table:table-cell>
          <table:table-cell table:formula="of:=[.$AE47]-[.$AG9]" office:value-type="float" office:value="2.42" calcext:value-type="float">
            <text:p>2,42</text:p>
          </table:table-cell>
          <table:table-cell table:formula="of:=FLOOR((15+5*([.$AA$41]+[.$AA$42]+MAX(0;[.$AA$56]-[.$AA$18])+[.$C$27]-[.$D$4]-[.$AA$43]))*(([.$AH47]/1000)*([.$L6]/[.$U6])*(1+[.$AA$46])+(1+[.$AA$7])*(1+[.AH$41]))*(1+[.$AA$49])*(1+[.$AA$12]))" office:value-type="float" office:value="123" calcext:value-type="float">
            <text:p>123</text:p>
          </table:table-cell>
          <table:table-cell table:formula="of:=ROUND((15+5*([.$AA$41]+[.$AA$42]+MAX(0;[.$AA$56]-[.$AA$18])+[.$C$27]+[.$G$27]-[.$D$4]-[.$H$4]-[.$AA$43]))*(([.$AH47]/1000)*([.$L6]/[.$U6])*(1+[.$AA$46])+(1+[.$AA$45])*(1+[.AH$41]))*(1+[.$AA$53])*(1+[.$AA$16])*([.$AI47]/540)+([.$AI47]/100);2)" office:value-type="float" office:value="0.64" calcext:value-type="float">
            <text:p>0,64</text:p>
          </table:table-cell>
          <table:table-cell table:formula="of:=[.$AH47]-[.$AJ9]" office:value-type="float" office:value="777" calcext:value-type="float">
            <text:p>777</text:p>
          </table:table-cell>
          <table:table-cell table:formula="of:=[.$AI47]-[.$AK9]" office:value-type="float" office:value="1.78" calcext:value-type="float">
            <text:p>1,78</text:p>
          </table:table-cell>
          <table:table-cell table:formula="of:=FLOOR((15+5*([.$AA$41]+[.$AA$42]+MAX(0;[.$AA$56]-[.$AA$18])+[.$C$27]-[.$D$4]-[.$AA$43]))*(([.$AJ47]/1000)*([.$L6]/[.$U6])*(1+[.$AA$46])+(1+[.$AA$7])*(1+[.AL$41]))*(1+[.$AA$49])*(1+[.$AA$12]))" office:value-type="float" office:value="146" calcext:value-type="float">
            <text:p>146</text:p>
          </table:table-cell>
          <table:table-cell table:formula="of:=ROUND((15+5*([.$AA$41]+[.$AA$42]+MAX(0;[.$AA$56]-[.$AA$18])+[.$C$27]+[.$G$27]-[.$D$4]-[.$H$4]-[.$AA$43]))*(([.$AL47]/1000)*([.$L6]/[.$U6])*(1+[.$AA$46])+(1+[.$AA$45])*(1+[.AL$41]))*(1+[.$AA$53])*(1+[.$AA$16])*([.$AM47]/540)+([.$AM47]/100);2)" office:value-type="float" office:value="0.59" calcext:value-type="float">
            <text:p>0,59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50" office:value-type="float" office:value="-0.1" calcext:value-type="float">
            <text:p>-0,1</text:p>
          </table:table-cell>
          <table:covered-table-cell table:style-name="ce47"/>
          <table:table-cell table:style-name="ce50" office:value-type="string" calcext:value-type="string">
            <text:p>Artillery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48]+[.W48]" office:value-type="float" office:value="-0.1" calcext:value-type="float">
            <text:p>-0,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$T7]*(1+[.$AA$44])" office:value-type="float" office:value="3" calcext:value-type="float">
            <text:p>3</text:p>
          </table:table-cell>
          <table:table-cell table:formula="of:=FLOOR((15+5*([.$AA$41]+[.$AA$42]+MAX(0;[.$AA$56]-[.$AA$18])+[.$C$27]-[.$D$6]-[.$AA$43]))*(([.$AD48]/1000)*([.$L7]/[.$U7])*(1+[.$AA$46])+(1+[.$AA$7])*(1+[.AD$41]))*(1+[.$AA$49])*(1+[.$AA$12]))" office:value-type="float" office:value="88" calcext:value-type="float">
            <text:p>88</text:p>
          </table:table-cell>
          <table:table-cell table:formula="of:=ROUND((15+5*([.$AA$41]+[.$AA$42]+MAX(0;[.$AA$56]-[.$AA$18])+[.$C$27]+[.$G$27]-[.$D$6]-[.$H$6]-[.$AA$43]))*(([.$AD48]/1000)*([.$L7]/[.$U7])*(1+[.$AA$46])+(1+[.$AA$45])*(1+[.AD$41]))*(1+[.$AA$53])*(1+[.$AA$16])*([.$AE48]/540)+([.$AE48]/100);2)" office:value-type="float" office:value="0.58" calcext:value-type="float">
            <text:p>0,58</text:p>
          </table:table-cell>
          <table:table-cell table:formula="of:=[.$AD48]-[.$AF10]" office:value-type="float" office:value="907" calcext:value-type="float">
            <text:p>907</text:p>
          </table:table-cell>
          <table:table-cell table:formula="of:=[.$AE48]-[.$AG10]" office:value-type="float" office:value="2.35" calcext:value-type="float">
            <text:p>2,35</text:p>
          </table:table-cell>
          <table:table-cell table:formula="of:=FLOOR((15+5*([.$AA$41]+[.$AA$42]+MAX(0;[.$AA$56]-[.$AA$18])+[.$C$27]-[.$D$6]-[.$AA$43]))*(([.$AH48]/1000)*([.$L7]/[.$U7])*(1+[.$AA$46])+(1+[.$AA$7])*(1+[.AH$41]))*(1+[.$AA$49])*(1+[.$AA$12]))" office:value-type="float" office:value="123" calcext:value-type="float">
            <text:p>123</text:p>
          </table:table-cell>
          <table:table-cell table:formula="of:=ROUND((15+5*([.$AA$41]+[.$AA$42]+MAX(0;[.$AA$56]-[.$AA$18])+[.$C$27]+[.$G$27]-[.$D$6]-[.$H$6]-[.$AA$43]))*(([.$AH48]/1000)*([.$L7]/[.$U7])*(1+[.$AA$46])+(1+[.$AA$45])*(1+[.AH$41]))*(1+[.$AA$53])*(1+[.$AA$16])*([.$AI48]/540)+([.$AI48]/100);2)" office:value-type="float" office:value="0.62" calcext:value-type="float">
            <text:p>0,62</text:p>
          </table:table-cell>
          <table:table-cell table:formula="of:=[.$AH48]-[.$AJ10]" office:value-type="float" office:value="777" calcext:value-type="float">
            <text:p>777</text:p>
          </table:table-cell>
          <table:table-cell table:formula="of:=[.$AI48]-[.$AK10]" office:value-type="float" office:value="1.63" calcext:value-type="float">
            <text:p>1,63</text:p>
          </table:table-cell>
          <table:table-cell table:formula="of:=FLOOR((15+5*([.$AA$41]+[.$AA$42]+MAX(0;[.$AA$56]-[.$AA$18])+[.$C$27]-[.$D$6]-[.$AA$43]))*(([.$AJ48]/1000)*([.$L7]/[.$U7])*(1+[.$AA$46])+(1+[.$AA$7])*(1+[.AL$41]))*(1+[.$AA$49])*(1+[.$AA$12]))" office:value-type="float" office:value="146" calcext:value-type="float">
            <text:p>146</text:p>
          </table:table-cell>
          <table:table-cell table:formula="of:=ROUND((15+5*([.$AA$41]+[.$AA$42]+MAX(0;[.$AA$56]-[.$AA$18])+[.$C$27]+[.$G$27]-[.$D$6]-[.$H$4]-[.$AA$43]))*(([.$AL48]/1000)*([.$L7]/[.$U7])*(1+[.$AA$46])+(1+[.$AA$45])*(1+[.AL$41]))*(1+[.$AA$53])*(1+[.$AA$16])*([.$AM48]/540)+([.$AM48]/100);2)" office:value-type="float" office:value="0.54" calcext:value-type="float">
            <text:p>0,5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52" office:value-type="float" office:value="-0.1" calcext:value-type="float">
            <text:p>-0,1</text:p>
          </table:table-cell>
          <table:table-cell table:style-name="ce52" office:value-type="string" calcext:value-type="string" table:number-columns-spanned="1" table:number-rows-spanned="2">
            <text:p>Fire Damage</text:p>
          </table:table-cell>
          <table:table-cell table:style-name="ce52" office:value-type="string" calcext:value-type="string">
            <text:p>Done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49]+[.W49]" office:value-type="float" office:value="-0.1" calcext:value-type="float">
            <text:p>-0,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$T8]*(1+[.$AA$44])" office:value-type="float" office:value="3" calcext:value-type="float">
            <text:p>3</text:p>
          </table:table-cell>
          <table:table-cell table:formula="of:=FLOOR((15+5*([.$AA$41]+[.$AA$42]+MAX(0;[.$AA$56]-[.$AA$18])+[.$C$27]-[.$D$6]-[.$AA$43]))*(([.$AD49]/1000)*([.$L8]/[.$U8])*(1+[.$AA$46])+(1+[.$AA$7])*(1+[.AD$41]))*(1+[.$AA$49])*(1+[.$AA$12]))" office:value-type="float" office:value="91" calcext:value-type="float">
            <text:p>91</text:p>
          </table:table-cell>
          <table:table-cell table:formula="of:=ROUND((15+5*([.$AA$41]+[.$AA$42]+MAX(0;[.$AA$56]-[.$AA$18])+[.$C$27]+[.$G$27]-[.$D$6]-[.$H$6]-[.$AA$43]))*(([.$AD49]/1000)*([.$L8]/[.$U8])*(1+[.$AA$46])+(1+[.$AA$45])*(1+[.AD$41]))*(1+[.$AA$53])*(1+[.$AA$16])*([.$AE49]/540)+([.$AE49]/100);2)" office:value-type="float" office:value="0.6" calcext:value-type="float">
            <text:p>0,6</text:p>
          </table:table-cell>
          <table:table-cell table:formula="of:=[.$AD49]-[.$AF11]" office:value-type="float" office:value="904" calcext:value-type="float">
            <text:p>904</text:p>
          </table:table-cell>
          <table:table-cell table:formula="of:=[.$AE49]-[.$AG11]" office:value-type="float" office:value="2.33" calcext:value-type="float">
            <text:p>2,33</text:p>
          </table:table-cell>
          <table:table-cell table:formula="of:=FLOOR((15+5*([.$AA$41]+[.$AA$42]+MAX(0;[.$AA$56]-[.$AA$18])+[.$C$27]-[.$D$6]-[.$AA$43]))*(([.$AH49]/1000)*([.$L8]/[.$U8])*(1+[.$AA$46])+(1+[.$AA$7])*(1+[.AH$41]))*(1+[.$AA$49])*(1+[.$AA$12]))" office:value-type="float" office:value="125" calcext:value-type="float">
            <text:p>125</text:p>
          </table:table-cell>
          <table:table-cell table:formula="of:=ROUND((15+5*([.$AA$41]+[.$AA$42]+MAX(0;[.$AA$56]-[.$AA$18])+[.$C$27]+[.$G$27]-[.$D$6]-[.$H$6]-[.$AA$43]))*(([.$AH49]/1000)*([.$L8]/[.$U8])*(1+[.$AA$46])+(1+[.$AA$45])*(1+[.AH$41]))*(1+[.$AA$53])*(1+[.$AA$16])*([.$AI49]/540)+([.$AI49]/100);2)" office:value-type="float" office:value="0.63" calcext:value-type="float">
            <text:p>0,63</text:p>
          </table:table-cell>
          <table:table-cell table:formula="of:=[.$AH49]-[.$AJ11]" office:value-type="float" office:value="772" calcext:value-type="float">
            <text:p>772</text:p>
          </table:table-cell>
          <table:table-cell table:formula="of:=[.$AI49]-[.$AK11]" office:value-type="float" office:value="1.61" calcext:value-type="float">
            <text:p>1,61</text:p>
          </table:table-cell>
          <table:table-cell table:formula="of:=FLOOR((15+5*([.$AA$41]+[.$AA$42]+MAX(0;[.$AA$56]-[.$AA$18])+[.$C$27]-[.$D$6]-[.$AA$43]))*(([.$AJ49]/1000)*([.$L8]/[.$U8])*(1+[.$AA$46])+(1+[.$AA$7])*(1+[.AL$41]))*(1+[.$AA$49])*(1+[.$AA$12]))" office:value-type="float" office:value="146" calcext:value-type="float">
            <text:p>146</text:p>
          </table:table-cell>
          <table:table-cell table:formula="of:=ROUND((15+5*([.$AA$41]+[.$AA$42]+MAX(0;[.$AA$56]-[.$AA$18])+[.$C$27]+[.$G$27]-[.$D$6]-[.$H$4]-[.$AA$43]))*(([.$AL49]/1000)*([.$L8]/[.$U8])*(1+[.$AA$46])+(1+[.$AA$45])*(1+[.AL$41]))*(1+[.$AA$53])*(1+[.$AA$16])*([.$AM49]/540)+([.$AM49]/100);2)" office:value-type="float" office:value="0.54" calcext:value-type="float">
            <text:p>0,54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52" office:value-type="float" office:value="-0.05" calcext:value-type="float">
            <text:p>-0,05</text:p>
          </table:table-cell>
          <table:covered-table-cell table:style-name="ce47"/>
          <table:table-cell table:style-name="ce52" office:value-type="string" calcext:value-type="string">
            <text:p>Received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50]+[.W50]" office:value-type="float" office:value="-0.05" calcext:value-type="float">
            <text:p>-0,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$T9]*(1+[.$AA$44])" office:value-type="float" office:value="3" calcext:value-type="float">
            <text:p>3</text:p>
          </table:table-cell>
          <table:table-cell table:formula="of:=FLOOR((15+5*([.$AA$41]+[.$AA$42]+MAX(0;[.$AA$56]-[.$AA$18])+[.$C$27]-[.$D$6]-[.$AA$43]))*(([.$AD50]/1000)*([.$L9]/[.$U9])*(1+[.$AA$46])+(1+[.$AA$7])*(1+[.AD$41]))*(1+[.$AA$49])*(1+[.$AA$12]))" office:value-type="float" office:value="87" calcext:value-type="float">
            <text:p>87</text:p>
          </table:table-cell>
          <table:table-cell table:formula="of:=ROUND((15+5*([.$AA$41]+[.$AA$42]+MAX(0;[.$AA$56]-[.$AA$18])+[.$C$27]+[.$G$27]-[.$D$6]-[.$H$6]-[.$AA$43]))*(([.$AD50]/1000)*([.$L9]/[.$U9])*(1+[.$AA$46])+(1+[.$AA$45])*(1+[.AD$41]))*(1+[.$AA$53])*(1+[.$AA$16])*([.$AE50]/540)+([.$AE50]/100);2)" office:value-type="float" office:value="0.57" calcext:value-type="float">
            <text:p>0,57</text:p>
          </table:table-cell>
          <table:table-cell table:formula="of:=[.$AD50]-[.$AF12]" office:value-type="float" office:value="908" calcext:value-type="float">
            <text:p>908</text:p>
          </table:table-cell>
          <table:table-cell table:formula="of:=[.$AE50]-[.$AG12]" office:value-type="float" office:value="2.36" calcext:value-type="float">
            <text:p>2,36</text:p>
          </table:table-cell>
          <table:table-cell table:formula="of:=FLOOR((15+5*([.$AA$41]+[.$AA$42]+MAX(0;[.$AA$56]-[.$AA$18])+[.$C$27]-[.$D$6]-[.$AA$43]))*(([.$AH50]/1000)*([.$L9]/[.$U9])*(1+[.$AA$46])+(1+[.$AA$7])*(1+[.AH$41]))*(1+[.$AA$49])*(1+[.$AA$12]))" office:value-type="float" office:value="122" calcext:value-type="float">
            <text:p>122</text:p>
          </table:table-cell>
          <table:table-cell table:formula="of:=ROUND((15+5*([.$AA$41]+[.$AA$42]+MAX(0;[.$AA$56]-[.$AA$18])+[.$C$27]+[.$G$27]-[.$D$6]-[.$H$6]-[.$AA$43]))*(([.$AH50]/1000)*([.$L9]/[.$U9])*(1+[.$AA$46])+(1+[.$AA$45])*(1+[.AH$41]))*(1+[.$AA$53])*(1+[.$AA$16])*([.$AI50]/540)+([.$AI50]/100);2)" office:value-type="float" office:value="0.62" calcext:value-type="float">
            <text:p>0,62</text:p>
          </table:table-cell>
          <table:table-cell table:formula="of:=[.$AH50]-[.$AJ12]" office:value-type="float" office:value="779" calcext:value-type="float">
            <text:p>779</text:p>
          </table:table-cell>
          <table:table-cell table:formula="of:=[.$AI50]-[.$AK12]" office:value-type="float" office:value="1.65" calcext:value-type="float">
            <text:p>1,65</text:p>
          </table:table-cell>
          <table:table-cell table:formula="of:=FLOOR((15+5*([.$AA$41]+[.$AA$42]+MAX(0;[.$AA$56]-[.$AA$18])+[.$C$27]-[.$D$6]-[.$AA$43]))*(([.$AJ50]/1000)*([.$L9]/[.$U9])*(1+[.$AA$46])+(1+[.$AA$7])*(1+[.AL$41]))*(1+[.$AA$49])*(1+[.$AA$12]))" office:value-type="float" office:value="145" calcext:value-type="float">
            <text:p>145</text:p>
          </table:table-cell>
          <table:table-cell table:formula="of:=ROUND((15+5*([.$AA$41]+[.$AA$42]+MAX(0;[.$AA$56]-[.$AA$18])+[.$C$27]+[.$G$27]-[.$D$6]-[.$H$4]-[.$AA$43]))*(([.$AL50]/1000)*([.$L9]/[.$U9])*(1+[.$AA$46])+(1+[.$AA$45])*(1+[.AL$41]))*(1+[.$AA$53])*(1+[.$AA$16])*([.$AM50]/540)+([.$AM50]/100);2)" office:value-type="float" office:value="0.55" calcext:value-type="float">
            <text:p>0,55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9" office:value-type="float" office:value="0.15" calcext:value-type="float">
            <text:p>0,15</text:p>
          </table:table-cell>
          <table:table-cell table:style-name="ce49" office:value-type="string" calcext:value-type="string" table:number-columns-spanned="1" table:number-rows-spanned="2">
            <text:p>Shock Damage</text:p>
          </table:table-cell>
          <table:table-cell table:style-name="ce49" office:value-type="string" calcext:value-type="string">
            <text:p>Done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51]+[.W51]" office:value-type="float" office:value="0.15" calcext:value-type="float">
            <text:p>0,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$T10]*(1+[.$AA$44])" office:value-type="float" office:value="3" calcext:value-type="float">
            <text:p>3</text:p>
          </table:table-cell>
          <table:table-cell table:formula="of:=FLOOR((15+5*([.$AA$41]+[.$AA$42]+MAX(0;[.$AA$56]-[.$AA$18])+[.$C$27]-[.$D$6]-[.$AA$43]))*(([.$AD51]/1000)*([.$L10]/[.$U10])*(1+[.$AA$46])+(1+[.$AA$7])*(1+[.AD$41]))*(1+[.$AA$49])*(1+[.$AA$12]))" office:value-type="float" office:value="95" calcext:value-type="float">
            <text:p>95</text:p>
          </table:table-cell>
          <table:table-cell table:formula="of:=ROUND((15+5*([.$AA$41]+[.$AA$42]+MAX(0;[.$AA$56]-[.$AA$18])+[.$C$27]+[.$G$27]-[.$D$6]-[.$H$6]-[.$AA$43]))*(([.$AD51]/1000)*([.$L10]/[.$U10])*(1+[.$AA$46])+(1+[.$AA$45])*(1+[.AD$41]))*(1+[.$AA$53])*(1+[.$AA$16])*([.$AE51]/540)+([.$AE51]/100);2)" office:value-type="float" office:value="0.62" calcext:value-type="float">
            <text:p>0,62</text:p>
          </table:table-cell>
          <table:table-cell table:formula="of:=[.$AD51]-[.$AF13]" office:value-type="float" office:value="900" calcext:value-type="float">
            <text:p>900</text:p>
          </table:table-cell>
          <table:table-cell table:formula="of:=[.$AE51]-[.$AG13]" office:value-type="float" office:value="2.31" calcext:value-type="float">
            <text:p>2,31</text:p>
          </table:table-cell>
          <table:table-cell table:formula="of:=FLOOR((15+5*([.$AA$41]+[.$AA$42]+MAX(0;[.$AA$56]-[.$AA$18])+[.$C$27]-[.$D$6]-[.$AA$43]))*(([.$AH51]/1000)*([.$L10]/[.$U10])*(1+[.$AA$46])+(1+[.$AA$7])*(1+[.AH$41]))*(1+[.$AA$49])*(1+[.$AA$12]))" office:value-type="float" office:value="128" calcext:value-type="float">
            <text:p>128</text:p>
          </table:table-cell>
          <table:table-cell table:formula="of:=ROUND((15+5*([.$AA$41]+[.$AA$42]+MAX(0;[.$AA$56]-[.$AA$18])+[.$C$27]+[.$G$27]-[.$D$6]-[.$H$6]-[.$AA$43]))*(([.$AH51]/1000)*([.$L10]/[.$U10])*(1+[.$AA$46])+(1+[.$AA$45])*(1+[.AH$41]))*(1+[.$AA$53])*(1+[.$AA$16])*([.$AI51]/540)+([.$AI51]/100);2)" office:value-type="float" office:value="0.63" calcext:value-type="float">
            <text:p>0,63</text:p>
          </table:table-cell>
          <table:table-cell table:formula="of:=[.$AH51]-[.$AJ13]" office:value-type="float" office:value="764" calcext:value-type="float">
            <text:p>764</text:p>
          </table:table-cell>
          <table:table-cell table:formula="of:=[.$AI51]-[.$AK13]" office:value-type="float" office:value="1.58" calcext:value-type="float">
            <text:p>1,58</text:p>
          </table:table-cell>
          <table:table-cell table:formula="of:=FLOOR((15+5*([.$AA$41]+[.$AA$42]+MAX(0;[.$AA$56]-[.$AA$18])+[.$C$27]-[.$D$6]-[.$AA$43]))*(([.$AJ51]/1000)*([.$L10]/[.$U10])*(1+[.$AA$46])+(1+[.$AA$7])*(1+[.AL$41]))*(1+[.$AA$49])*(1+[.$AA$12]))" office:value-type="float" office:value="146" calcext:value-type="float">
            <text:p>146</text:p>
          </table:table-cell>
          <table:table-cell table:formula="of:=ROUND((15+5*([.$AA$41]+[.$AA$42]+MAX(0;[.$AA$56]-[.$AA$18])+[.$C$27]+[.$G$27]-[.$D$6]-[.$H$4]-[.$AA$43]))*(([.$AL51]/1000)*([.$L10]/[.$U10])*(1+[.$AA$46])+(1+[.$AA$45])*(1+[.AL$41]))*(1+[.$AA$53])*(1+[.$AA$16])*([.$AM51]/540)+([.$AM51]/100);2)" office:value-type="float" office:value="0.54" calcext:value-type="float">
            <text:p>0,54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9" office:value-type="float" office:value="-0.15" calcext:value-type="float">
            <text:p>-0,15</text:p>
          </table:table-cell>
          <table:covered-table-cell table:style-name="ce47"/>
          <table:table-cell table:style-name="ce49" office:value-type="string" calcext:value-type="string">
            <text:p>Received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52]+[.W52]" office:value-type="float" office:value="-0.15" calcext:value-type="float">
            <text:p>-0,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$T11]*(1+[.$AA$44])" office:value-type="float" office:value="3" calcext:value-type="float">
            <text:p>3</text:p>
          </table:table-cell>
          <table:table-cell table:number-columns-repeated="2"/>
          <table:table-cell table:formula="of:=[.$AD52]-[.$AF14]" office:value-type="float" office:value="1000" calcext:value-type="float">
            <text:p>1000</text:p>
          </table:table-cell>
          <table:table-cell table:formula="of:=[.$AE52]-[.$AG14]" office:value-type="float" office:value="3" calcext:value-type="float">
            <text:p>3</text:p>
          </table:table-cell>
          <table:table-cell table:number-columns-repeated="2"/>
          <table:table-cell table:formula="of:=[.$AH52]-[.$AJ14]" office:value-type="float" office:value="1000" calcext:value-type="float">
            <text:p>1000</text:p>
          </table:table-cell>
          <table:table-cell table:formula="of:=[.$AI52]-[.$AK14]" office:value-type="float" office:value="3" calcext:value-type="float">
            <text:p>3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7"/>
          <table:table-cell table:style-name="ce53" office:value-type="string" calcext:value-type="string" table:number-columns-spanned="1" table:number-rows-spanned="2">
            <text:p>Morale Damage</text:p>
          </table:table-cell>
          <table:table-cell table:style-name="ce53" office:value-type="string" calcext:value-type="string">
            <text:p>Done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53]+[.W53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$T12]*(1+[.$AA$44])" office:value-type="float" office:value="3" calcext:value-type="float">
            <text:p>3</text:p>
          </table:table-cell>
          <table:table-cell table:number-columns-repeated="2"/>
          <table:table-cell table:formula="of:=[.$AD53]-[.$AF15]" office:value-type="float" office:value="1000" calcext:value-type="float">
            <text:p>1000</text:p>
          </table:table-cell>
          <table:table-cell table:formula="of:=[.$AE53]-[.$AG15]" office:value-type="float" office:value="3" calcext:value-type="float">
            <text:p>3</text:p>
          </table:table-cell>
          <table:table-cell table:number-columns-repeated="2"/>
          <table:table-cell table:formula="of:=[.$AH53]-[.$AJ15]" office:value-type="float" office:value="1000" calcext:value-type="float">
            <text:p>1000</text:p>
          </table:table-cell>
          <table:table-cell table:formula="of:=[.$AI53]-[.$AK15]" office:value-type="float" office:value="3" calcext:value-type="float">
            <text:p>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3">
          <table:table-cell table:number-columns-repeated="22"/>
          <table:table-cell table:style-name="ce47"/>
          <table:covered-table-cell table:style-name="ce53"/>
          <table:table-cell table:style-name="ce53" office:value-type="string" calcext:value-type="string">
            <text:p>Received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Z54]+[.W54]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table:formula="of:=[.$T13]*(1+[.$AA$44])" office:value-type="float" office:value="3" calcext:value-type="float">
            <text:p>3</text:p>
          </table:table-cell>
          <table:table-cell table:number-columns-repeated="2"/>
          <table:table-cell table:formula="of:=[.$AD54]-[.$AF16]" office:value-type="float" office:value="1000" calcext:value-type="float">
            <text:p>1000</text:p>
          </table:table-cell>
          <table:table-cell table:formula="of:=[.$AE54]-[.$AG16]" office:value-type="float" office:value="3" calcext:value-type="float">
            <text:p>3</text:p>
          </table:table-cell>
          <table:table-cell table:number-columns-repeated="2"/>
          <table:table-cell table:formula="of:=[.$AH54]-[.$AJ16]" office:value-type="float" office:value="1000" calcext:value-type="float">
            <text:p>1000</text:p>
          </table:table-cell>
          <table:table-cell table:formula="of:=[.$AI54]-[.$AK16]" office:value-type="float" office:value="3" calcext:value-type="float">
            <text:p>3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3">
          <table:table-cell table:number-columns-repeated="23"/>
          <table:table-cell table:style-name="ce47"/>
          <table:table-cell table:style-name="ce50" office:value-type="string" calcext:value-type="string">
            <text:p>Artillery Backrow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Z55]+[.W55]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$T14]*(1+[.$AA$44])" office:value-type="float" office:value="3" calcext:value-type="float">
            <text:p>3</text:p>
          </table:table-cell>
          <table:table-cell table:number-columns-repeated="2"/>
          <table:table-cell table:formula="of:=[.$AD55]-[.$AF17]" office:value-type="float" office:value="1000" calcext:value-type="float">
            <text:p>1000</text:p>
          </table:table-cell>
          <table:table-cell table:formula="of:=[.$AE55]-[.$AG17]" office:value-type="float" office:value="3" calcext:value-type="float">
            <text:p>3</text:p>
          </table:table-cell>
          <table:table-cell table:number-columns-repeated="2"/>
          <table:table-cell table:formula="of:=[.$AH55]-[.$AJ17]" office:value-type="float" office:value="1000" calcext:value-type="float">
            <text:p>1000</text:p>
          </table:table-cell>
          <table:table-cell table:formula="of:=[.$AI55]-[.$AK17]" office:value-type="float" office:value="3" calcext:value-type="float">
            <text:p>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3">
          <table:table-cell table:number-columns-repeated="23"/>
          <table:table-cell table:style-name="ce47" office:value-type="string" calcext:value-type="string" table:number-columns-spanned="1" table:number-rows-spanned="2">
            <text:p>Leader</text:p>
          </table:table-cell>
          <table:table-cell table:style-name="ce52" office:value-type="string" calcext:value-type="string">
            <text:p>Fire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Z56]+[.W56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formula="of:=[.$T15]*(1+[.$AA$44])" office:value-type="float" office:value="3" calcext:value-type="float">
            <text:p>3</text:p>
          </table:table-cell>
          <table:table-cell table:number-columns-repeated="2"/>
          <table:table-cell table:formula="of:=[.$AD56]-[.$AF18]" office:value-type="float" office:value="1000" calcext:value-type="float">
            <text:p>1000</text:p>
          </table:table-cell>
          <table:table-cell table:formula="of:=[.$AE56]-[.$AG18]" office:value-type="float" office:value="3" calcext:value-type="float">
            <text:p>3</text:p>
          </table:table-cell>
          <table:table-cell table:number-columns-repeated="2"/>
          <table:table-cell table:formula="of:=[.$AH56]-[.$AJ18]" office:value-type="float" office:value="1000" calcext:value-type="float">
            <text:p>1000</text:p>
          </table:table-cell>
          <table:table-cell table:formula="of:=[.$AI56]-[.$AK18]" office:value-type="float" office:value="3" calcext:value-type="float">
            <text:p>3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3">
          <table:table-cell table:number-columns-repeated="23"/>
          <table:covered-table-cell/>
          <table:table-cell table:style-name="ce49" office:value-type="string" calcext:value-type="string">
            <text:p>Shock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Z57]+[.W57]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[.$T16]*(1+[.$AA$44])" office:value-type="float" office:value="3" calcext:value-type="float">
            <text:p>3</text:p>
          </table:table-cell>
          <table:table-cell table:number-columns-repeated="2"/>
          <table:table-cell table:formula="of:=[.$AD57]-[.$AF19]" office:value-type="float" office:value="1000" calcext:value-type="float">
            <text:p>1000</text:p>
          </table:table-cell>
          <table:table-cell table:formula="of:=[.$AE57]-[.$AG19]" office:value-type="float" office:value="3" calcext:value-type="float">
            <text:p>3</text:p>
          </table:table-cell>
          <table:table-cell table:number-columns-repeated="2"/>
          <table:table-cell table:formula="of:=[.$AH57]-[.$AJ19]" office:value-type="float" office:value="1000" calcext:value-type="float">
            <text:p>1000</text:p>
          </table:table-cell>
          <table:table-cell table:formula="of:=[.$AI57]-[.$AK19]" office:value-type="float" office:value="3" calcext:value-type="float">
            <text:p>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$T17]*(1+[.$AA$44])" office:value-type="float" office:value="4" calcext:value-type="float">
            <text:p>4</text:p>
          </table:table-cell>
          <table:table-cell table:number-columns-repeated="2"/>
          <table:table-cell table:formula="of:=[.$AD58]-[.$AF20]" office:value-type="float" office:value="1000" calcext:value-type="float">
            <text:p>1000</text:p>
          </table:table-cell>
          <table:table-cell table:formula="of:=[.$AE58]-[.$AG20]" office:value-type="float" office:value="4" calcext:value-type="float">
            <text:p>4</text:p>
          </table:table-cell>
          <table:table-cell table:number-columns-repeated="2"/>
          <table:table-cell table:formula="of:=[.$AH58]-[.$AJ20]" office:value-type="float" office:value="1000" calcext:value-type="float">
            <text:p>1000</text:p>
          </table:table-cell>
          <table:table-cell table:formula="of:=[.$AI58]-[.$AK20]" office:value-type="float" office:value="4" calcext:value-type="float">
            <text:p>4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[.$T18]*(1+[.$AA$44])" office:value-type="float" office:value="4" calcext:value-type="float">
            <text:p>4</text:p>
          </table:table-cell>
          <table:table-cell table:number-columns-repeated="2"/>
          <table:table-cell table:formula="of:=[.$AD59]-[.$AF21]" office:value-type="float" office:value="1000" calcext:value-type="float">
            <text:p>1000</text:p>
          </table:table-cell>
          <table:table-cell table:formula="of:=[.$AE59]-[.$AG21]" office:value-type="float" office:value="4" calcext:value-type="float">
            <text:p>4</text:p>
          </table:table-cell>
          <table:table-cell table:number-columns-repeated="2"/>
          <table:table-cell table:formula="of:=[.$AH59]-[.$AJ21]" office:value-type="float" office:value="1000" calcext:value-type="float">
            <text:p>1000</text:p>
          </table:table-cell>
          <table:table-cell table:formula="of:=[.$AI59]-[.$AK21]" office:value-type="float" office:value="4" calcext:value-type="float">
            <text:p>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table:formula="of:=[.$T19]*(1+[.$AA$44])" office:value-type="float" office:value="4" calcext:value-type="float">
            <text:p>4</text:p>
          </table:table-cell>
          <table:table-cell table:number-columns-repeated="2"/>
          <table:table-cell table:formula="of:=[.$AD60]-[.$AF22]" office:value-type="float" office:value="1000" calcext:value-type="float">
            <text:p>1000</text:p>
          </table:table-cell>
          <table:table-cell table:formula="of:=[.$AE60]-[.$AG22]" office:value-type="float" office:value="4" calcext:value-type="float">
            <text:p>4</text:p>
          </table:table-cell>
          <table:table-cell table:number-columns-repeated="2"/>
          <table:table-cell table:formula="of:=[.$AH60]-[.$AJ22]" office:value-type="float" office:value="1000" calcext:value-type="float">
            <text:p>1000</text:p>
          </table:table-cell>
          <table:table-cell table:formula="of:=[.$AI60]-[.$AK22]" office:value-type="float" office:value="4" calcext:value-type="float">
            <text:p>4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[.$T20]*(1+[.$AA$44])" office:value-type="float" office:value="4" calcext:value-type="float">
            <text:p>4</text:p>
          </table:table-cell>
          <table:table-cell table:number-columns-repeated="2"/>
          <table:table-cell table:formula="of:=[.$AD61]-[.$AF23]" office:value-type="float" office:value="1000" calcext:value-type="float">
            <text:p>1000</text:p>
          </table:table-cell>
          <table:table-cell table:formula="of:=[.$AE61]-[.$AG23]" office:value-type="float" office:value="4" calcext:value-type="float">
            <text:p>4</text:p>
          </table:table-cell>
          <table:table-cell table:number-columns-repeated="2"/>
          <table:table-cell table:formula="of:=[.$AH61]-[.$AJ23]" office:value-type="float" office:value="1000" calcext:value-type="float">
            <text:p>1000</text:p>
          </table:table-cell>
          <table:table-cell table:formula="of:=[.$AI61]-[.$AK23]" office:value-type="float" office:value="4" calcext:value-type="float">
            <text:p>4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table:number-columns-repeated="24"/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[.$T21]*(1+[.$AA$44])" office:value-type="float" office:value="4" calcext:value-type="float">
            <text:p>4</text:p>
          </table:table-cell>
          <table:table-cell table:number-columns-repeated="2"/>
          <table:table-cell table:formula="of:=[.$AD62]-[.$AF24]" office:value-type="float" office:value="1000" calcext:value-type="float">
            <text:p>1000</text:p>
          </table:table-cell>
          <table:table-cell table:formula="of:=[.$AE62]-[.$AG24]" office:value-type="float" office:value="4" calcext:value-type="float">
            <text:p>4</text:p>
          </table:table-cell>
          <table:table-cell table:number-columns-repeated="2"/>
          <table:table-cell table:formula="of:=[.$AH62]-[.$AJ24]" office:value-type="float" office:value="1000" calcext:value-type="float">
            <text:p>1000</text:p>
          </table:table-cell>
          <table:table-cell table:formula="of:=[.$AI62]-[.$AK24]" office:value-type="float" office:value="4" calcext:value-type="float">
            <text:p>4</text:p>
          </table:table-cell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$T22]*(1+[.$AA$44])" office:value-type="float" office:value="4" calcext:value-type="float">
            <text:p>4</text:p>
          </table:table-cell>
          <table:table-cell table:number-columns-repeated="2"/>
          <table:table-cell table:formula="of:=[.$AD63]-[.$AF25]" office:value-type="float" office:value="1000" calcext:value-type="float">
            <text:p>1000</text:p>
          </table:table-cell>
          <table:table-cell table:formula="of:=[.$AE63]-[.$AG25]" office:value-type="float" office:value="4" calcext:value-type="float">
            <text:p>4</text:p>
          </table:table-cell>
          <table:table-cell table:number-columns-repeated="2"/>
          <table:table-cell table:formula="of:=[.$AH63]-[.$AJ25]" office:value-type="float" office:value="1000" calcext:value-type="float">
            <text:p>1000</text:p>
          </table:table-cell>
          <table:table-cell table:formula="of:=[.$AI63]-[.$AK25]" office:value-type="float" office:value="4" calcext:value-type="float">
            <text:p>4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formula="of:=[.$T23]*(1+[.$AA$44])" office:value-type="float" office:value="4" calcext:value-type="float">
            <text:p>4</text:p>
          </table:table-cell>
          <table:table-cell table:number-columns-repeated="2"/>
          <table:table-cell table:formula="of:=[.$AD64]-[.$AF26]" office:value-type="float" office:value="1000" calcext:value-type="float">
            <text:p>1000</text:p>
          </table:table-cell>
          <table:table-cell table:formula="of:=[.$AE64]-[.$AG26]" office:value-type="float" office:value="4" calcext:value-type="float">
            <text:p>4</text:p>
          </table:table-cell>
          <table:table-cell table:number-columns-repeated="2"/>
          <table:table-cell table:formula="of:=[.$AH64]-[.$AJ26]" office:value-type="float" office:value="1000" calcext:value-type="float">
            <text:p>1000</text:p>
          </table:table-cell>
          <table:table-cell table:formula="of:=[.$AI64]-[.$AK26]" office:value-type="float" office:value="4" calcext:value-type="float">
            <text:p>4</text:p>
          </table:table-cell>
          <table:table-cell table:number-columns-repeated="14"/>
          <table:table-cell office:value-type="float" office:value="21" calcext:value-type="float">
            <text:p>21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table:number-columns-repeated="24"/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table:formula="of:=[.$T24]*(1+[.$AA$44])" office:value-type="float" office:value="4" calcext:value-type="float">
            <text:p>4</text:p>
          </table:table-cell>
          <table:table-cell table:number-columns-repeated="2"/>
          <table:table-cell table:formula="of:=[.$AD65]-[.$AF27]" office:value-type="float" office:value="1000" calcext:value-type="float">
            <text:p>1000</text:p>
          </table:table-cell>
          <table:table-cell table:formula="of:=[.$AE65]-[.$AG27]" office:value-type="float" office:value="4" calcext:value-type="float">
            <text:p>4</text:p>
          </table:table-cell>
          <table:table-cell table:number-columns-repeated="2"/>
          <table:table-cell table:formula="of:=[.$AH65]-[.$AJ27]" office:value-type="float" office:value="1000" calcext:value-type="float">
            <text:p>1000</text:p>
          </table:table-cell>
          <table:table-cell table:formula="of:=[.$AI65]-[.$AK27]" office:value-type="float" office:value="4" calcext:value-type="float">
            <text:p>4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table:formula="of:=[.$T25]*(1+[.$AA$44])" office:value-type="float" office:value="4" calcext:value-type="float">
            <text:p>4</text:p>
          </table:table-cell>
          <table:table-cell table:number-columns-repeated="2"/>
          <table:table-cell table:formula="of:=[.$AD66]-[.$AF28]" office:value-type="float" office:value="1000" calcext:value-type="float">
            <text:p>1000</text:p>
          </table:table-cell>
          <table:table-cell table:formula="of:=[.$AE66]-[.$AG28]" office:value-type="float" office:value="4" calcext:value-type="float">
            <text:p>4</text:p>
          </table:table-cell>
          <table:table-cell table:number-columns-repeated="2"/>
          <table:table-cell table:formula="of:=[.$AH66]-[.$AJ28]" office:value-type="float" office:value="1000" calcext:value-type="float">
            <text:p>1000</text:p>
          </table:table-cell>
          <table:table-cell table:formula="of:=[.$AI66]-[.$AK28]" office:value-type="float" office:value="4" calcext:value-type="float">
            <text:p>4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formula="of:=[.$T26]*(1+[.$AA$44])" office:value-type="float" office:value="4" calcext:value-type="float">
            <text:p>4</text:p>
          </table:table-cell>
          <table:table-cell table:number-columns-repeated="2"/>
          <table:table-cell table:formula="of:=[.$AD67]-[.$AF29]" office:value-type="float" office:value="1000" calcext:value-type="float">
            <text:p>1000</text:p>
          </table:table-cell>
          <table:table-cell table:formula="of:=[.$AE67]-[.$AG29]" office:value-type="float" office:value="4" calcext:value-type="float">
            <text:p>4</text:p>
          </table:table-cell>
          <table:table-cell table:number-columns-repeated="2"/>
          <table:table-cell table:formula="of:=[.$AH67]-[.$AJ29]" office:value-type="float" office:value="1000" calcext:value-type="float">
            <text:p>1000</text:p>
          </table:table-cell>
          <table:table-cell table:formula="of:=[.$AI67]-[.$AK29]" office:value-type="float" office:value="4" calcext:value-type="float">
            <text:p>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24"/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$T27]*(1+[.$AA$44])" office:value-type="float" office:value="4" calcext:value-type="float">
            <text:p>4</text:p>
          </table:table-cell>
          <table:table-cell table:number-columns-repeated="2"/>
          <table:table-cell table:formula="of:=[.$AD68]-[.$AF30]" office:value-type="float" office:value="1000" calcext:value-type="float">
            <text:p>1000</text:p>
          </table:table-cell>
          <table:table-cell table:formula="of:=[.$AE68]-[.$AG30]" office:value-type="float" office:value="4" calcext:value-type="float">
            <text:p>4</text:p>
          </table:table-cell>
          <table:table-cell table:number-columns-repeated="2"/>
          <table:table-cell table:formula="of:=[.$AH68]-[.$AJ30]" office:value-type="float" office:value="1000" calcext:value-type="float">
            <text:p>1000</text:p>
          </table:table-cell>
          <table:table-cell table:formula="of:=[.$AI68]-[.$AK30]" office:value-type="float" office:value="4" calcext:value-type="float">
            <text:p>4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table:number-columns-repeated="24"/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[.$T28]*(1+[.$AA$44])" office:value-type="float" office:value="5" calcext:value-type="float">
            <text:p>5</text:p>
          </table:table-cell>
          <table:table-cell table:number-columns-repeated="2"/>
          <table:table-cell table:formula="of:=[.$AD69]-[.$AF31]" office:value-type="float" office:value="1000" calcext:value-type="float">
            <text:p>1000</text:p>
          </table:table-cell>
          <table:table-cell table:formula="of:=[.$AE69]-[.$AG31]" office:value-type="float" office:value="5" calcext:value-type="float">
            <text:p>5</text:p>
          </table:table-cell>
          <table:table-cell table:number-columns-repeated="2"/>
          <table:table-cell table:formula="of:=[.$AH69]-[.$AJ31]" office:value-type="float" office:value="1000" calcext:value-type="float">
            <text:p>1000</text:p>
          </table:table-cell>
          <table:table-cell table:formula="of:=[.$AI69]-[.$AK31]" office:value-type="float" office:value="5" calcext:value-type="float">
            <text:p>5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formula="of:=[.$T29]*(1+[.$AA$44])" office:value-type="float" office:value="5" calcext:value-type="float">
            <text:p>5</text:p>
          </table:table-cell>
          <table:table-cell table:number-columns-repeated="2"/>
          <table:table-cell table:formula="of:=[.$AD70]-[.$AF32]" office:value-type="float" office:value="1000" calcext:value-type="float">
            <text:p>1000</text:p>
          </table:table-cell>
          <table:table-cell table:formula="of:=[.$AE70]-[.$AG32]" office:value-type="float" office:value="5" calcext:value-type="float">
            <text:p>5</text:p>
          </table:table-cell>
          <table:table-cell table:number-columns-repeated="2"/>
          <table:table-cell table:formula="of:=[.$AH70]-[.$AJ32]" office:value-type="float" office:value="1000" calcext:value-type="float">
            <text:p>1000</text:p>
          </table:table-cell>
          <table:table-cell table:formula="of:=[.$AI70]-[.$AK32]" office:value-type="float" office:value="5" calcext:value-type="float">
            <text:p>5</text:p>
          </table:table-cell>
          <table:table-cell table:number-columns-repeated="14"/>
          <table:table-cell office:value-type="float" office:value="27" calcext:value-type="float">
            <text:p>27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table:number-columns-repeated="24"/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table:formula="of:=[.$T30]*(1+[.$AA$44])" office:value-type="float" office:value="5" calcext:value-type="float">
            <text:p>5</text:p>
          </table:table-cell>
          <table:table-cell table:number-columns-repeated="2"/>
          <table:table-cell table:formula="of:=[.$AD71]-[.$AF33]" office:value-type="float" office:value="1000" calcext:value-type="float">
            <text:p>1000</text:p>
          </table:table-cell>
          <table:table-cell table:formula="of:=[.$AE71]-[.$AG33]" office:value-type="float" office:value="5" calcext:value-type="float">
            <text:p>5</text:p>
          </table:table-cell>
          <table:table-cell table:number-columns-repeated="2"/>
          <table:table-cell table:formula="of:=[.$AH71]-[.$AJ33]" office:value-type="float" office:value="1000" calcext:value-type="float">
            <text:p>1000</text:p>
          </table:table-cell>
          <table:table-cell table:formula="of:=[.$AI71]-[.$AK33]" office:value-type="float" office:value="5" calcext:value-type="float">
            <text:p>5</text:p>
          </table:table-cell>
          <table:table-cell table:number-columns-repeated="14"/>
          <table:table-cell office:value-type="float" office:value="28" calcext:value-type="float">
            <text:p>28</text:p>
          </table:table-cell>
          <table:table-cell table:number-columns-repeated="24"/>
          <table:table-cell office:value-type="float" office:value="28" calcext:value-type="float">
            <text:p>28</text:p>
          </table:table-cell>
          <table:table-cell table:number-columns-repeated="24"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table:formula="of:=[.$T31]*(1+[.$AA$44])" office:value-type="float" office:value="5" calcext:value-type="float">
            <text:p>5</text:p>
          </table:table-cell>
          <table:table-cell table:number-columns-repeated="2"/>
          <table:table-cell table:formula="of:=[.$AD72]-[.$AF34]" office:value-type="float" office:value="1000" calcext:value-type="float">
            <text:p>1000</text:p>
          </table:table-cell>
          <table:table-cell table:formula="of:=[.$AE72]-[.$AG34]" office:value-type="float" office:value="5" calcext:value-type="float">
            <text:p>5</text:p>
          </table:table-cell>
          <table:table-cell table:number-columns-repeated="2"/>
          <table:table-cell table:formula="of:=[.$AH72]-[.$AJ34]" office:value-type="float" office:value="1000" calcext:value-type="float">
            <text:p>1000</text:p>
          </table:table-cell>
          <table:table-cell table:formula="of:=[.$AI72]-[.$AK34]" office:value-type="float" office:value="5" calcext:value-type="float">
            <text:p>5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table:number-columns-repeated="24"/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[.$T32]*(1+[.$AA$44])" office:value-type="float" office:value="6" calcext:value-type="float">
            <text:p>6</text:p>
          </table:table-cell>
          <table:table-cell table:number-columns-repeated="2"/>
          <table:table-cell table:formula="of:=[.$AD73]-[.$AF35]" office:value-type="float" office:value="1000" calcext:value-type="float">
            <text:p>1000</text:p>
          </table:table-cell>
          <table:table-cell table:formula="of:=[.$AE73]-[.$AG35]" office:value-type="float" office:value="6" calcext:value-type="float">
            <text:p>6</text:p>
          </table:table-cell>
          <table:table-cell table:number-columns-repeated="2"/>
          <table:table-cell table:formula="of:=[.$AH73]-[.$AJ35]" office:value-type="float" office:value="1000" calcext:value-type="float">
            <text:p>1000</text:p>
          </table:table-cell>
          <table:table-cell table:formula="of:=[.$AI73]-[.$AK35]" office:value-type="float" office:value="6" calcext:value-type="float">
            <text:p>6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24"/>
          <table:table-cell office:value-type="float" office:value="30" calcext:value-type="float">
            <text:p>30</text:p>
          </table:table-cell>
          <table:table-cell table:number-columns-repeated="24"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table:formula="of:=[.$T33]*(1+[.$AA$44])" office:value-type="float" office:value="6" calcext:value-type="float">
            <text:p>6</text:p>
          </table:table-cell>
          <table:table-cell table:number-columns-repeated="2"/>
          <table:table-cell table:formula="of:=[.$AD74]-[.$AF36]" office:value-type="float" office:value="1000" calcext:value-type="float">
            <text:p>1000</text:p>
          </table:table-cell>
          <table:table-cell table:formula="of:=[.$AE74]-[.$AG36]" office:value-type="float" office:value="6" calcext:value-type="float">
            <text:p>6</text:p>
          </table:table-cell>
          <table:table-cell table:number-columns-repeated="2"/>
          <table:table-cell table:formula="of:=[.$AH74]-[.$AJ36]" office:value-type="float" office:value="1000" calcext:value-type="float">
            <text:p>1000</text:p>
          </table:table-cell>
          <table:table-cell table:formula="of:=[.$AI74]-[.$AK36]" office:value-type="float" office:value="6" calcext:value-type="float">
            <text:p>6</text:p>
          </table:table-cell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24"/>
          <table:table-cell office:value-type="float" office:value="31" calcext:value-type="float">
            <text:p>31</text:p>
          </table:table-cell>
          <table:table-cell table:number-columns-repeated="24"/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3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[.$T34]*(1+[.$AA$44])" office:value-type="float" office:value="6" calcext:value-type="float">
            <text:p>6</text:p>
          </table:table-cell>
          <table:table-cell table:number-columns-repeated="2"/>
          <table:table-cell table:formula="of:=[.$AD75]-[.$AF37]" office:value-type="float" office:value="1000" calcext:value-type="float">
            <text:p>1000</text:p>
          </table:table-cell>
          <table:table-cell table:formula="of:=[.$AE75]-[.$AG37]" office:value-type="float" office:value="6" calcext:value-type="float">
            <text:p>6</text:p>
          </table:table-cell>
          <table:table-cell table:number-columns-repeated="2"/>
          <table:table-cell table:formula="of:=[.$AH75]-[.$AJ37]" office:value-type="float" office:value="1000" calcext:value-type="float">
            <text:p>1000</text:p>
          </table:table-cell>
          <table:table-cell table:formula="of:=[.$AI75]-[.$AK37]" office:value-type="float" office:value="6" calcext:value-type="float">
            <text:p>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24"/>
          <table:table-cell office:value-type="float" office:value="32" calcext:value-type="float">
            <text:p>32</text:p>
          </table:table-cell>
          <table:table-cell table:number-columns-repeated="24"/>
          <table:table-cell office:value-type="float" office:value="32" calcext:value-type="float">
            <text:p>32</text:p>
          </table:table-cell>
          <table:table-cell table:number-columns-repeated="28"/>
        </table:table-row>
        <calcext:conditional-formats>
          <calcext:conditional-format calcext:target-range-address="Arkusz1.C4:Arkusz1.H22 Arkusz1.C27:Arkusz1.H41">
            <calcext:color-scale>
              <calcext:color-scale-entry calcext:value="0" calcext:type="minimum" calcext:color="#e67c73"/>
              <calcext:color-scale-entry calcext:value="50" calcext:type="percentile" calcext:color="#ffd966"/>
              <calcext:color-scale-entry calcext:value="0" calcext:type="maximum" calcext:color="#34a85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/</number:text>
      <number:month number:style="long"/>
      <number:text>/</number:text>
      <number:year number:style="long"/>
    </number:date-style>
    <number:percentage-style style:name="N119">
      <number:number number:decimal-places="1" number:min-decimal-places="1" number:min-integer-digits="1"/>
      <number:text>%</number:text>
    </number:percentag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8T08:31:59.875000000</meta:creation-date>
    <dc:date>2025-07-28T12:34:58.425000000</dc:date>
    <meta:editing-duration>PT3H6M46S</meta:editing-duration>
    <meta:editing-cycles>109</meta:editing-cycles>
    <meta:generator>LibreOffice/24.2.3.2$Windows_X86_64 LibreOffice_project/433d9c2ded56988e8a90e6b2e771ee4e6a5ab2ba</meta:generator>
    <meta:document-statistic meta:table-count="1" meta:cell-count="1867" meta:object-count="0"/>
  </office:meta>
</office:document-meta>
</file>